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5" manifest:media-type="application/vnd.sun.star.oleobjec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content.xml" manifest:media-type="text/xml"/>
  <manifest:file-entry manifest:full-path="meta.xml" manifest:media-type="text/xml"/>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4" manifest:media-type=""/>
  <manifest:file-entry manifest:full-path="ObjectReplacements/Object 5" manifest:media-type=""/>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1" manifest:media-type="application/vnd.sun.star.oleobject"/>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styles.xml" manifest:media-type="text/xml"/>
  <manifest:file-entry manifest:full-path="Object 4"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Times New Roman1" svg:font-family="'Times New Roman'" style:font-family-generic="roman"/>
    <style:font-face style:name="Arial" svg:font-family="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itstream Vera Sans" svg:font-family="'Bitstream Vera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List_20_Paragraph">
      <style:paragraph-properties fo:margin-top="0cm" fo:margin-bottom="0cm" loext:contextual-spacing="true" fo:line-height="100%" fo:text-align="justify" style:justify-single-word="false"/>
      <style:text-properties style:font-name="Times New Roman" fo:font-size="12pt" officeooo:paragraph-rsid="001f00f8" style:font-size-asian="12pt" style:font-name-complex="Times New Roman2" style:font-size-complex="12pt"/>
    </style:style>
    <style:style style:name="P2" style:family="paragraph" style:parent-style-name="List_20_Paragraph">
      <style:paragraph-properties fo:margin-top="0cm" fo:margin-bottom="0cm" loext:contextual-spacing="true" fo:line-height="100%" fo:text-align="justify" style:justify-single-word="false"/>
      <style:text-properties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15d155" officeooo:paragraph-rsid="001ffd9f" style:letter-kerning="true" style:font-size-asian="12pt" style:font-style-asian="normal" style:font-weight-asian="normal" style:font-name-complex="Times New Roman2" style:font-size-complex="12pt" style:font-style-complex="normal" style:font-weight-complex="normal" style:text-emphasize="none"/>
    </style:style>
    <style:style style:name="P3" style:family="paragraph" style:parent-style-name="Predeterminado">
      <style:paragraph-properties fo:margin-top="0cm" fo:margin-bottom="0cm" loext:contextual-spacing="true" fo:line-height="100%" fo:text-align="justify" style:justify-single-word="false"/>
      <style:text-properties style:font-name="Times New Roman1" fo:font-size="12pt" officeooo:paragraph-rsid="001ffd9f" style:font-size-asian="12pt" style:font-size-complex="12pt"/>
    </style:style>
    <style:style style:name="P4"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style:font-name="Times New Roman" fo:font-size="12pt" officeooo:paragraph-rsid="001f00f8" style:font-size-asian="12pt" style:font-name-complex="Times New Roman2" style:font-size-complex="12pt"/>
    </style:style>
    <style:style style:name="P5"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style:text-position="0% 100%" style:font-name="Arial" fo:font-size="10pt" fo:language="en" fo:country="US" fo:font-weight="normal" officeooo:rsid="0015d155" officeooo:paragraph-rsid="001ffd9f" style:font-size-asian="10pt" style:font-weight-asian="normal" style:font-name-complex="Arial1" style:font-size-complex="10pt" style:font-weight-complex="normal"/>
    </style:style>
    <style:style style:name="P6"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style:text-position="0% 100%" style:font-name="Times New Roman1" fo:font-size="12pt" fo:language="en" fo:country="US" officeooo:rsid="001ffd9f" officeooo:paragraph-rsid="001ffd9f" style:font-size-asian="12pt" style:font-name-complex="Arial1" style:font-size-complex="12pt"/>
    </style:style>
    <style:style style:name="P7"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15d155" officeooo:paragraph-rsid="001ffd9f" style:letter-kerning="true" style:font-size-asian="12pt" style:font-style-asian="normal" style:font-weight-asian="normal" style:font-name-complex="Times New Roman2" style:font-size-complex="12pt" style:font-style-complex="normal" style:font-weight-complex="normal" style:text-emphasize="none"/>
    </style:style>
    <style:style style:name="P8"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164ae1" officeooo:paragraph-rsid="001ffd9f" style:letter-kerning="true" style:font-name-asian="Noto Sans CJK SC Regular" style:font-size-asian="12pt" style:font-style-asian="normal" style:font-weight-asian="normal" style:font-name-complex="Times New Roman2" style:font-size-complex="12pt" style:font-style-complex="normal" style:font-weight-complex="normal" style:text-emphasize="none"/>
    </style:style>
    <style:style style:name="P9" style:family="paragraph" style:parent-style-name="Standard">
      <style:paragraph-properties fo:margin-left="0cm" fo:margin-right="0cm" fo:margin-top="0cm" fo:margin-bottom="0cm" loext:contextual-spacing="true" fo:line-height="100%" fo:text-align="justify" style:justify-single-word="false" fo:text-indent="0cm" style:auto-text-indent="false"/>
      <style:text-properties style:font-name="Times New Roman" fo:font-size="12pt" officeooo:paragraph-rsid="001f00f8" style:font-size-asian="12pt" style:font-name-complex="Times New Roman2" style:font-size-complex="12pt"/>
    </style:style>
    <style:style style:name="P10" style:family="paragraph" style:parent-style-name="Standard">
      <style:paragraph-properties fo:margin-left="0cm" fo:margin-right="0cm" fo:margin-top="0cm" fo:margin-bottom="0cm" loext:contextual-spacing="true" fo:line-height="100%" fo:text-align="justify" style:justify-single-word="false" fo:text-indent="0cm" style:auto-text-indent="false"/>
      <style:text-properties style:font-name="Times New Roman" fo:font-size="12pt" officeooo:rsid="001f00f8" officeooo:paragraph-rsid="001f00f8" style:font-size-asian="12pt" style:font-name-complex="Times New Roman2" style:font-size-complex="12pt"/>
    </style:style>
    <style:style style:name="P11" style:family="paragraph" style:parent-style-name="Standard">
      <style:paragraph-properties fo:margin-left="0cm" fo:margin-right="0cm" fo:margin-top="0cm" fo:margin-bottom="0cm" loext:contextual-spacing="true" fo:line-height="100%" fo:text-align="justify" style:justify-single-word="false" fo:text-indent="0cm" style:auto-text-indent="false"/>
      <style:text-properties style:font-name="Times New Roman1" fo:font-size="12pt" officeooo:rsid="001f00f8" officeooo:paragraph-rsid="001f00f8" style:font-size-asian="12pt" style:font-name-complex="Times New Roman2" style:font-size-complex="12pt"/>
    </style:style>
    <style:style style:name="P12" style:family="paragraph" style:parent-style-name="Standard">
      <style:paragraph-properties fo:margin-left="0cm" fo:margin-right="0cm" fo:margin-top="0cm" fo:margin-bottom="0cm" loext:contextual-spacing="true" fo:line-height="100%" fo:text-align="justify" style:justify-single-word="false" fo:text-indent="0cm" style:auto-text-indent="false"/>
      <style:text-properties style:text-position="0% 100%" style:font-name="Times New Roman1" fo:font-size="12pt" fo:language="en" fo:country="US" officeooo:rsid="001f00f8" officeooo:paragraph-rsid="001f00f8" style:font-size-asian="12pt" style:font-name-complex="Arial1" style:font-size-complex="12pt"/>
    </style:style>
    <style:style style:name="P13" style:family="paragraph" style:parent-style-name="Predeterminado">
      <style:paragraph-properties fo:margin-left="0cm" fo:margin-right="0cm" fo:margin-top="0cm" fo:margin-bottom="0cm" loext:contextual-spacing="true" fo:line-height="100%" fo:text-align="justify" style:justify-single-word="false" fo:text-indent="0cm" style:auto-text-indent="false"/>
      <style:text-properties style:font-name="Times New Roman1" fo:font-size="12pt" officeooo:paragraph-rsid="001f00f8" style:font-size-asian="12pt" style:font-name-complex="Times New Roman2" style:font-size-complex="12pt"/>
    </style:style>
    <style:style style:name="P14" style:family="paragraph" style:parent-style-name="Predeterminado">
      <style:paragraph-properties fo:margin-left="0cm" fo:margin-right="0cm" fo:margin-top="0cm" fo:margin-bottom="0cm" loext:contextual-spacing="true" fo:line-height="100%" fo:text-align="justify" style:justify-single-word="false" fo:text-indent="0cm" style:auto-text-indent="false"/>
      <style:text-properties style:text-position="0% 100%" style:font-name="Times New Roman1" fo:font-size="12pt" fo:language="en" fo:country="US" officeooo:rsid="001f00f8" officeooo:paragraph-rsid="001f00f8" style:font-size-asian="12pt" style:font-name-complex="Arial1" style:font-size-complex="12pt"/>
    </style:style>
    <style:style style:name="P15" style:family="paragraph" style:parent-style-name="Predeterminado">
      <style:paragraph-properties fo:margin-left="0cm" fo:margin-right="0cm" fo:margin-top="0cm" fo:margin-bottom="0cm" loext:contextual-spacing="true" fo:line-height="100%" fo:text-align="justify" style:justify-single-word="false" fo:text-indent="0cm" style:auto-text-indent="false"/>
      <style:text-properties fo:font-size="12pt" officeooo:paragraph-rsid="001ffd9f" style:font-size-asian="12pt" style:font-size-complex="12pt"/>
    </style:style>
    <style:style style:name="P1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Arial" fo:font-size="12pt" fo:language="en" fo:country="US" officeooo:rsid="001f00f8" officeooo:paragraph-rsid="001f00f8" style:font-size-asian="12pt" style:font-name-complex="Arial1" style:font-size-complex="12pt"/>
    </style:style>
    <style:style style:name="P17"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text-position="0% 100%" style:font-name="Arial" fo:font-size="12pt" fo:language="en" fo:country="US" officeooo:rsid="001f00f8" officeooo:paragraph-rsid="001f00f8" style:font-size-asian="12pt" style:font-name-complex="Arial1" style:font-size-complex="12pt"/>
    </style:style>
    <style:style style:name="P18" style:family="paragraph" style:parent-style-name="Predeterminado">
      <style:paragraph-properties fo:margin-left="0cm" fo:margin-right="0cm" fo:margin-top="0.503cm" fo:margin-bottom="0cm" loext:contextual-spacing="false" fo:line-height="92%" fo:text-align="start" style:justify-single-word="false" fo:text-indent="0cm" style:auto-text-indent="false" style:writing-mode="lr-tb">
        <style:tab-stops>
          <style:tab-stop style:position="0.542cm"/>
          <style:tab-stop style:position="3.082cm"/>
          <style:tab-stop style:position="5.622cm"/>
          <style:tab-stop style:position="8.162cm"/>
          <style:tab-stop style:position="10.702cm"/>
          <style:tab-stop style:position="13.242cm"/>
          <style:tab-stop style:position="15.782cm"/>
          <style:tab-stop style:position="18.322cm"/>
          <style:tab-stop style:position="20.862cm"/>
          <style:tab-stop style:position="23.402cm"/>
          <style:tab-stop style:position="25.942cm"/>
          <style:tab-stop style:position="28.482cm"/>
        </style:tab-stops>
      </style:paragraph-properties>
      <style:text-properties style:font-name="Times New Roman1" fo:font-size="12pt" style:font-size-asian="12pt" style:font-size-complex="12pt"/>
    </style:style>
    <style:style style:name="P19" style:family="paragraph" style:parent-style-name="Predeterminado">
      <style:paragraph-properties fo:margin-left="0cm" fo:margin-right="0cm"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1" fo:font-size="12pt" style:font-size-asian="12pt" style:font-size-complex="12pt"/>
    </style:style>
    <style:style style:name="P20" style:family="paragraph" style:parent-style-name="Predeterminado">
      <style:paragraph-properties fo:margin-left="0cm" fo:margin-right="0cm"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1" fo:font-size="12pt" fo:font-style="normal" fo:text-shadow="none" style:text-underline-style="none" fo:font-weight="normal" style:letter-kerning="true" style:font-size-asian="12pt" style:font-style-asian="normal" style:font-weight-asian="normal" style:font-size-complex="12pt" style:text-emphasize="none"/>
    </style:style>
    <style:style style:name="P21" style:family="paragraph" style:parent-style-name="Standard">
      <style:paragraph-properties fo:margin-left="4.995cm" fo:margin-right="0cm" fo:margin-top="0cm" fo:margin-bottom="0cm" loext:contextual-spacing="false" fo:line-height="100%" fo:text-align="justify" style:justify-single-word="false" fo:text-indent="0cm" style:auto-text-indent="false"/>
      <style:text-properties style:font-name="Arial" fo:font-size="12pt" fo:language="en" fo:country="US" officeooo:rsid="001f00f8" officeooo:paragraph-rsid="001f00f8" style:font-size-asian="12pt" style:font-name-complex="Arial1" style:font-size-complex="12pt"/>
    </style:style>
    <style:style style:name="P22" style:family="paragraph" style:parent-style-name="Standard">
      <style:paragraph-properties fo:margin-left="4.995cm" fo:margin-right="0cm" fo:margin-top="0cm" fo:margin-bottom="0cm" loext:contextual-spacing="false" fo:line-height="100%" fo:text-align="justify" style:justify-single-word="false" fo:text-indent="0cm" style:auto-text-indent="false"/>
      <style:text-properties style:font-name="Arial" fo:font-size="12pt" fo:language="en" fo:country="US" officeooo:paragraph-rsid="001f00f8" style:font-size-asian="12pt" style:font-name-complex="Arial1" style:font-size-complex="12pt"/>
    </style:style>
    <style:style style:name="P23" style:family="paragraph" style:parent-style-name="Standard">
      <style:paragraph-properties fo:margin-left="4.995cm" fo:margin-right="0cm" fo:margin-top="0cm" fo:margin-bottom="0cm" loext:contextual-spacing="false" fo:line-height="100%" fo:text-align="justify" style:justify-single-word="false" fo:text-indent="0cm" style:auto-text-indent="false"/>
      <style:text-properties style:font-name="Arial" fo:font-size="12pt" fo:language="en" fo:country="US" officeooo:rsid="002f2309" officeooo:paragraph-rsid="001f00f8" style:font-size-asian="12pt" style:font-name-complex="Arial1" style:font-size-complex="12pt"/>
    </style:style>
    <style:style style:name="P24" style:family="paragraph" style:parent-style-name="Standard">
      <style:paragraph-properties fo:margin-left="4.995cm" fo:margin-right="0cm" fo:margin-top="0cm" fo:margin-bottom="0cm" loext:contextual-spacing="false" fo:line-height="100%" fo:text-align="justify" style:justify-single-word="false" fo:text-indent="0cm" style:auto-text-indent="false"/>
      <style:text-properties officeooo:paragraph-rsid="001f00f8"/>
    </style:style>
    <style:style style:name="P25" style:family="paragraph" style:parent-style-name="Standard">
      <style:paragraph-properties fo:margin-top="0cm" fo:margin-bottom="0cm" loext:contextual-spacing="false" fo:line-height="100%" fo:text-align="justify" style:justify-single-word="false"/>
      <style:text-properties fo:font-size="12pt" officeooo:paragraph-rsid="001f00f8" style:font-size-asian="12pt" style:font-size-complex="12pt"/>
    </style:style>
    <style:style style:name="P26" style:family="paragraph" style:parent-style-name="Predeterminado">
      <style:paragraph-properties fo:margin-left="0.755cm" fo:margin-right="0cm" fo:margin-top="0.482cm" fo:margin-bottom="0cm" loext:contextual-spacing="false" fo:line-height="92%" fo:text-align="start" style:justify-single-word="false" fo:text-indent="-0.753cm" style:auto-text-indent="false" style:writing-mode="lr-tb">
        <style:tab-stops>
          <style:tab-stop style:position="0cm"/>
        </style:tab-stops>
      </style:paragraph-properties>
      <style:text-properties fo:color="#000000" style:text-outline="false" style:text-line-through-style="none" style:text-line-through-type="none" style:font-name="Lohit Devanagari" fo:font-size="18pt" fo:font-style="normal" fo:text-shadow="none" style:text-underline-style="none" fo:font-weight="normal" style:letter-kerning="true" style:font-size-asian="18pt" style:font-style-asian="normal" style:font-weight-asian="normal" style:text-emphasize="none"/>
    </style:style>
    <style:style style:name="P27" style:family="paragraph" style:parent-style-name="Predeterminado">
      <style:paragraph-properties fo:margin-left="0.542cm" fo:margin-right="0cm" fo:margin-top="0.503cm" fo:margin-bottom="0cm" loext:contextual-spacing="false" fo:line-height="92%" fo:text-align="start" style:justify-single-word="false" fo:text-indent="-0.542cm" style:auto-text-indent="false" style:writing-mode="lr-tb">
        <style:tab-stops>
          <style:tab-stop style:position="0cm"/>
        </style:tab-stops>
      </style:paragraph-properties>
      <style:text-properties fo:color="#000000" style:text-outline="false" style:text-line-through-style="none" style:text-line-through-type="none" style:font-name="Times New Roman1" fo:font-size="12pt" fo:font-style="normal" fo:text-shadow="none" style:text-underline-style="none" fo:font-weight="normal" style:letter-kerning="true" style:font-size-asian="12pt" style:font-style-asian="normal" style:font-weight-asian="normal" style:font-size-complex="12pt" style:text-emphasize="none"/>
    </style:style>
    <style:style style:name="P28" style:family="paragraph" style:parent-style-name="Predeterminado">
      <style:paragraph-properties fo:margin-left="0.542cm" fo:margin-right="0cm" fo:margin-top="0.503cm" fo:margin-bottom="0cm" loext:contextual-spacing="false" fo:line-height="92%" fo:text-align="start" style:justify-single-word="false" fo:text-indent="-0.542cm" style:auto-text-indent="false" style:writing-mode="lr-tb">
        <style:tab-stops>
          <style:tab-stop style:position="0cm"/>
        </style:tab-stops>
      </style:paragraph-properties>
      <style:text-properties style:font-name="Times New Roman1" fo:font-size="12pt" style:font-size-asian="12pt" style:font-size-complex="12pt"/>
    </style:style>
    <style:style style:name="P29" style:family="paragraph" style:parent-style-name="Predeterminado">
      <style:paragraph-properties fo:margin-left="0.755cm" fo:margin-right="0cm" fo:margin-top="0.482cm" fo:margin-bottom="0cm" loext:contextual-spacing="false" fo:line-height="92%" fo:text-align="start" style:justify-single-word="false" fo:text-indent="-0.753cm" style:auto-text-indent="false" style:writing-mode="lr-tb">
        <style:tab-stops>
          <style:tab-stop style:position="0cm"/>
        </style:tab-stops>
      </style:paragraph-properties>
      <style:text-properties fo:color="#000000" style:text-outline="false" style:text-line-through-style="none" style:text-line-through-type="none" style:font-name="Times New Roman1"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30" style:family="paragraph" style:parent-style-name="Predeterminado">
      <style:paragraph-properties fo:margin-left="0.542cm" fo:margin-right="0cm" fo:margin-top="0.503cm" fo:margin-bottom="0cm" loext:contextual-spacing="false" fo:line-height="92%" fo:text-align="start" style:justify-single-word="false" fo:text-indent="-0.542cm" style:auto-text-indent="false" style:writing-mode="lr-tb">
        <style:tab-stops>
          <style:tab-stop style:position="0cm"/>
        </style:tab-stops>
      </style:paragraph-properties>
      <style:text-properties fo:color="#000000" style:text-outline="false" style:text-line-through-style="none" style:text-line-through-type="none" style:font-name="Times New Roman1"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31" style:family="paragraph" style:parent-style-name="Predeterminado" style:list-style-name="L1">
      <style:paragraph-properties fo:margin-top="0cm" fo:margin-bottom="0cm" loext:contextual-spacing="true" fo:line-height="100%" fo:text-align="justify" style:justify-single-word="false"/>
      <style:text-properties style:font-name="Times New Roman1" fo:font-size="12pt" officeooo:paragraph-rsid="001f00f8" style:font-size-asian="12pt" style:font-size-complex="12pt"/>
    </style:style>
    <style:style style:name="P32" style:family="paragraph" style:parent-style-name="Predeterminado" style:list-style-name="L1">
      <style:paragraph-properties fo:margin-top="0cm" fo:margin-bottom="0cm" loext:contextual-spacing="true" fo:line-height="100%" fo:text-align="justify" style:justify-single-word="false"/>
      <style:text-properties officeooo:paragraph-rsid="001f00f8"/>
    </style:style>
    <style:style style:name="P33" style:family="paragraph" style:parent-style-name="Predeterminado">
      <style:paragraph-properties fo:margin-top="0cm" fo:margin-bottom="0cm" loext:contextual-spacing="true" fo:line-height="100%" fo:text-align="justify" style:justify-single-word="false"/>
      <style:text-properties fo:color="#000000" style:text-outline="false" style:text-line-through-style="none" style:text-line-through-type="none" style:font-name="Times New Roman1" fo:font-size="12pt" fo:letter-spacing="normal" fo:font-style="normal" fo:text-shadow="none" style:text-underline-style="none" fo:font-weight="normal" officeooo:paragraph-rsid="001ffd9f" style:letter-kerning="true" style:font-size-asian="12pt" style:font-style-asian="normal" style:font-weight-asian="normal" style:font-size-complex="12pt" style:text-emphasize="none"/>
    </style:style>
    <style:style style:name="P34" style:family="paragraph" style:parent-style-name="Predeterminado">
      <style:paragraph-properties fo:margin-top="0cm" fo:margin-bottom="0cm" loext:contextual-spacing="true" fo:line-height="100%" fo:text-align="justify" style:justify-single-word="false"/>
      <style:text-properties fo:color="#000000" style:text-outline="false" style:text-line-through-style="none" style:text-line-through-type="none" style:font-name="Times New Roman1" fo:font-size="12pt" fo:letter-spacing="normal" fo:font-style="normal" fo:text-shadow="none" style:text-underline-style="none" fo:font-weight="normal" officeooo:rsid="001ffd9f" officeooo:paragraph-rsid="001ffd9f" style:letter-kerning="true" style:font-size-asian="12pt" style:font-style-asian="normal" style:font-weight-asian="normal" style:font-size-complex="12pt" style:text-emphasize="none"/>
    </style:style>
    <style:style style:name="P35" style:family="paragraph" style:parent-style-name="Predeterminado">
      <style:paragraph-properties fo:margin-top="0cm" fo:margin-bottom="0cm" loext:contextual-spacing="true" fo:line-height="100%" fo:text-align="justify" style:justify-single-word="false"/>
      <style:text-properties fo:color="#000000" style:text-outline="false" style:text-line-through-style="none" style:text-line-through-type="none" style:font-name="Times New Roman1" fo:font-size="12pt" fo:letter-spacing="normal" fo:font-style="normal" fo:text-shadow="none" style:text-underline-style="none" fo:font-weight="bold" officeooo:rsid="001ffd9f" officeooo:paragraph-rsid="001ffd9f" style:letter-kerning="true" style:font-size-asian="12pt" style:font-style-asian="normal" style:font-weight-asian="bold" style:font-size-complex="12pt" style:text-emphasize="none"/>
    </style:style>
    <style:style style:name="P36" style:family="paragraph" style:parent-style-name="Predeterminado">
      <style:paragraph-properties fo:margin-left="0cm" fo:margin-right="0cm"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1"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37" style:family="paragraph" style:parent-style-name="List_20_Paragraph" style:list-style-name="WWNum1">
      <style:paragraph-properties fo:margin-top="0cm" fo:margin-bottom="0cm" loext:contextual-spacing="true" fo:line-height="100%" fo:text-align="justify" style:justify-single-word="false"/>
      <style:text-properties style:font-name="Times New Roman" fo:font-size="12pt" officeooo:paragraph-rsid="001f00f8" style:font-size-asian="12pt" style:font-name-complex="Times New Roman2" style:font-size-complex="12pt"/>
    </style:style>
    <style:style style:name="P38" style:family="paragraph" style:parent-style-name="List_20_Paragraph">
      <style:paragraph-properties fo:margin-top="0cm" fo:margin-bottom="0cm" loext:contextual-spacing="true" fo:line-height="100%" fo:text-align="justify" style:justify-single-word="false"/>
      <style:text-properties style:text-position="0% 100%" style:font-name="Times New Roman" fo:font-size="12pt" fo:language="en" fo:country="US" officeooo:rsid="0035db0b" officeooo:paragraph-rsid="001ffd9f" style:font-size-asian="12pt" style:font-name-complex="Times New Roman2" style:font-size-complex="12pt"/>
    </style:style>
    <style:style style:name="P39" style:family="paragraph" style:parent-style-name="List_20_Paragraph" style:list-style-name="L2">
      <style:paragraph-properties fo:margin-top="0cm" fo:margin-bottom="0cm" loext:contextual-spacing="true" fo:line-height="100%" fo:text-align="justify" style:justify-single-word="false"/>
      <style:text-properties style:text-position="0% 100%" style:font-name="Times New Roman" fo:font-size="12pt" fo:language="en" fo:country="US" fo:font-weight="normal" officeooo:rsid="0015d155" officeooo:paragraph-rsid="001ffd9f" style:font-size-asian="12pt" style:font-weight-asian="normal" style:font-name-complex="Times New Roman2" style:font-size-complex="12pt" style:font-weight-complex="normal"/>
    </style:style>
    <style:style style:name="P40" style:family="paragraph" style:parent-style-name="List_20_Paragraph" style:list-style-name="L3">
      <style:paragraph-properties fo:margin-top="0cm" fo:margin-bottom="0cm" loext:contextual-spacing="true" fo:line-height="100%" fo:text-align="justify" style:justify-single-word="false"/>
      <style:text-properties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15d155" officeooo:paragraph-rsid="001ffd9f" style:letter-kerning="true" style:font-size-asian="12pt" style:font-style-asian="normal" style:font-weight-asian="normal" style:font-name-complex="Times New Roman2" style:font-size-complex="12pt" style:font-style-complex="normal" style:font-weight-complex="normal" style:text-emphasize="none"/>
    </style:style>
    <style:style style:name="P41" style:family="paragraph" style:parent-style-name="List_20_Paragraph" style:list-style-name="L3">
      <style:paragraph-properties fo:margin-top="0cm" fo:margin-bottom="0cm" loext:contextual-spacing="true" fo:line-height="100%" fo:text-align="justify" style:justify-single-word="false"/>
      <style:text-properties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1ffd9f" officeooo:paragraph-rsid="001ffd9f" style:letter-kerning="true" style:font-size-asian="12pt" style:font-style-asian="normal" style:font-weight-asian="normal" style:font-name-complex="Times New Roman2" style:font-size-complex="12pt" style:font-style-complex="normal" style:font-weight-complex="normal" style:text-emphasize="none"/>
    </style:style>
    <style:style style:name="P42" style:family="paragraph" style:parent-style-name="List_20_Paragraph" style:list-style-name="WWNum1">
      <style:paragraph-properties fo:margin-top="0cm" fo:margin-bottom="0cm" loext:contextual-spacing="true" fo:line-height="100%" fo:text-align="justify" style:justify-single-word="false" fo:break-before="page"/>
      <style:text-properties style:font-name="Times New Roman" fo:font-size="12pt" officeooo:rsid="002f2309" officeooo:paragraph-rsid="001f00f8" style:font-size-asian="12pt" style:font-name-complex="Times New Roman2" style:font-size-complex="12pt"/>
    </style:style>
    <style:style style:name="P43" style:family="paragraph" style:parent-style-name="List_20_Paragraph" style:list-style-name="WWNum1">
      <style:paragraph-properties fo:margin-top="0cm" fo:margin-bottom="0cm" loext:contextual-spacing="true" fo:line-height="100%" fo:text-align="justify" style:justify-single-word="false" fo:break-before="page"/>
      <style:text-properties style:text-position="0% 100%" style:font-name="Times New Roman1" fo:font-size="12pt" fo:language="en" fo:country="US" officeooo:rsid="001ffd9f" officeooo:paragraph-rsid="001ffd9f" style:font-size-asian="12pt" style:font-name-complex="Arial1" style:font-size-complex="12pt"/>
    </style:style>
    <style:style style:name="P44" style:family="paragraph" style:parent-style-name="List_20_Paragraph" style:list-style-name="WWNum1">
      <style:paragraph-properties fo:margin-left="0cm" fo:margin-right="0cm" fo:margin-top="0cm" fo:margin-bottom="0cm" loext:contextual-spacing="true" fo:line-height="100%" fo:text-align="justify" style:justify-single-word="false" fo:text-indent="0cm" style:auto-text-indent="false" fo:break-before="page"/>
      <style:text-properties style:text-position="0% 100%" style:font-name="Arial" fo:font-size="12pt" fo:language="en" fo:country="US" officeooo:rsid="001f00f8" officeooo:paragraph-rsid="001f00f8" style:font-size-asian="12pt" style:font-name-complex="Arial1" style:font-size-complex="12pt"/>
    </style:style>
    <style:style style:name="P45"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style:text-position="0% 100%" style:font-name="Times New Roman" fo:font-size="12pt" fo:language="en" fo:country="US" officeooo:rsid="00225cc7" officeooo:paragraph-rsid="001f00f8" style:font-size-asian="12pt" style:font-name-complex="Times New Roman2" style:font-size-complex="12pt"/>
    </style:style>
    <style:style style:name="P46"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style:text-position="0% 100%" style:font-name="Times New Roman" fo:font-size="12pt" fo:language="en" fo:country="US" officeooo:rsid="0035db0b" officeooo:paragraph-rsid="001ffd9f" style:font-size-asian="12pt" style:font-name-complex="Times New Roman2" style:font-size-complex="12pt"/>
    </style:style>
    <style:style style:name="P47"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style:text-position="0% 100%" style:font-name="Times New Roman" fo:font-size="12pt" fo:language="en" fo:country="US" officeooo:rsid="001ffd9f" officeooo:paragraph-rsid="001ffd9f" style:font-size-asian="12pt" style:font-name-complex="Times New Roman2" style:font-size-complex="12pt"/>
    </style:style>
    <style:style style:name="P48" style:family="paragraph" style:parent-style-name="List_20_Paragraph" style:list-style-name="L3">
      <style:paragraph-properties fo:margin-left="0cm" fo:margin-right="0cm" fo:margin-top="0cm" fo:margin-bottom="0cm" loext:contextual-spacing="true" fo:line-height="100%" fo:text-align="justify" style:justify-single-word="false" fo:text-indent="0cm" style:auto-text-indent="false"/>
      <style:text-properties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15d155" officeooo:paragraph-rsid="001ffd9f" style:letter-kerning="true" style:font-size-asian="12pt" style:font-style-asian="normal" style:font-weight-asian="normal" style:font-name-complex="Times New Roman2" style:font-size-complex="12pt" style:font-style-complex="normal" style:font-weight-complex="normal" style:text-emphasize="none"/>
    </style:style>
    <style:style style:name="P49"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164ae1" officeooo:paragraph-rsid="001ffd9f" style:letter-kerning="true" style:font-name-asian="Noto Sans CJK SC Regular" style:font-size-asian="12pt" style:font-style-asian="normal" style:font-weight-asian="normal" style:font-name-complex="Times New Roman2" style:font-size-complex="12pt" style:font-style-complex="normal" style:font-weight-complex="normal" style:text-emphasize="none"/>
    </style:style>
    <style:style style:name="P50"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20f5f1" officeooo:paragraph-rsid="0020f5f1" style:letter-kerning="true" style:font-name-asian="Noto Sans CJK SC Regular" style:font-size-asian="12pt" style:font-style-asian="normal" style:font-weight-asian="normal" style:font-name-complex="Times New Roman2" style:font-size-complex="12pt" style:font-style-complex="normal" style:font-weight-complex="normal" style:text-emphasize="none"/>
    </style:style>
    <style:style style:name="P5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text-position="super 58%" style:font-name="Arial" fo:font-size="12pt" fo:language="en" fo:country="US" officeooo:rsid="001f00f8" officeooo:paragraph-rsid="001f00f8" style:font-size-asian="12pt" style:font-name-complex="Arial1" style:font-size-complex="12pt"/>
    </style:style>
    <style:style style:name="P52" style:family="paragraph" style:parent-style-name="Standard">
      <style:paragraph-properties fo:margin-left="0cm" fo:margin-right="0cm" fo:margin-top="0cm" fo:margin-bottom="0cm" loext:contextual-spacing="true" fo:line-height="100%" fo:text-align="justify" style:justify-single-word="false" fo:text-indent="0cm" style:auto-text-indent="false"/>
      <style:text-properties style:text-position="0% 100%" style:font-name="Times New Roman1" fo:font-size="12pt" fo:language="en" fo:country="US" officeooo:rsid="00225cc7" officeooo:paragraph-rsid="001f00f8" style:font-size-asian="12pt" style:font-name-complex="Times New Roman2" style:font-size-complex="12pt"/>
    </style:style>
    <style:style style:name="P53" style:family="paragraph" style:parent-style-name="Standard">
      <style:paragraph-properties fo:margin-left="0cm" fo:margin-right="0cm" fo:margin-top="0cm" fo:margin-bottom="0cm" loext:contextual-spacing="true" fo:line-height="100%" fo:text-align="justify" style:justify-single-word="false" fo:text-indent="0cm" style:auto-text-indent="false"/>
      <style:text-properties style:text-position="0% 100%" style:font-name="Times New Roman1" fo:font-size="12pt" fo:language="en" fo:country="US" officeooo:rsid="001f00f8" officeooo:paragraph-rsid="001f00f8" style:font-size-asian="12pt" style:font-name-complex="Times New Roman2" style:font-size-complex="12pt"/>
    </style:style>
    <style:style style:name="P54" style:family="paragraph" style:parent-style-name="Standard">
      <style:paragraph-properties fo:margin-left="0cm" fo:margin-right="0cm" fo:margin-top="0cm" fo:margin-bottom="0cm" loext:contextual-spacing="true" fo:line-height="100%" fo:text-align="justify" style:justify-single-word="false" fo:text-indent="0cm" style:auto-text-indent="false"/>
      <style:text-properties style:text-position="0% 100%" style:font-name="Times New Roman" fo:font-size="12pt" fo:language="en" fo:country="US" officeooo:rsid="001ffd9f" officeooo:paragraph-rsid="001ffd9f" style:font-size-asian="12pt" style:font-name-complex="Times New Roman2" style:font-size-complex="12pt"/>
    </style:style>
    <style:style style:name="P55" style:family="paragraph" style:parent-style-name="Standard">
      <style:paragraph-properties fo:margin-top="0cm" fo:margin-bottom="0cm" loext:contextual-spacing="true" fo:line-height="100%" fo:text-align="justify" style:justify-single-word="false"/>
      <style:text-properties style:text-position="0% 100%" style:font-name="Times New Roman1" fo:font-size="12pt" fo:language="en" fo:country="US" officeooo:rsid="001f00f8" officeooo:paragraph-rsid="001f00f8" style:font-size-asian="12pt" style:font-name-complex="Times New Roman2" style:font-size-complex="12pt"/>
    </style:style>
    <style:style style:name="P56" style:family="paragraph" style:parent-style-name="Standard">
      <style:paragraph-properties fo:margin-top="0cm" fo:margin-bottom="0cm" loext:contextual-spacing="true" fo:line-height="100%" fo:text-align="justify" style:justify-single-word="false"/>
      <style:text-properties style:text-position="0% 100%" style:font-name="Times New Roman1" fo:font-size="12pt" fo:language="en" fo:country="US" officeooo:rsid="001ffd9f" officeooo:paragraph-rsid="001ffd9f" style:font-size-asian="12pt" style:font-name-complex="Times New Roman2" style:font-size-complex="12pt"/>
    </style:style>
    <style:style style:name="P57" style:family="paragraph" style:parent-style-name="Standard">
      <style:paragraph-properties fo:margin-top="0cm" fo:margin-bottom="0cm" loext:contextual-spacing="true" fo:line-height="100%" fo:text-align="justify" style:justify-single-word="false"/>
      <style:text-properties fo:color="#000000" style:text-outline="false" style:text-line-through-style="none" style:text-line-through-type="none" style:font-name="Times New Roman1" fo:font-size="12pt" fo:letter-spacing="normal" fo:font-style="normal" fo:text-shadow="none" style:text-underline-style="none" fo:font-weight="normal" officeooo:rsid="001ffd9f" officeooo:paragraph-rsid="001ffd9f" style:letter-kerning="true" style:font-size-asian="12pt" style:font-style-asian="normal" style:font-weight-asian="normal" style:font-size-complex="12pt" style:text-emphasize="none"/>
    </style:style>
    <style:style style:name="T1" style:family="text">
      <style:text-properties officeooo:rsid="002f2309"/>
    </style:style>
    <style:style style:name="T2" style:family="text">
      <style:text-properties fo:color="#000000" style:text-outline="false" style:text-line-through-style="none" style:text-line-through-type="none" style:font-name="Times New Roman" fo:font-size="12pt" fo:letter-spacing="normal" fo:font-style="normal" fo:text-shadow="none" style:text-underline-style="none" officeooo:rsid="00164ae1" style:letter-kerning="true" style:font-name-asian="Noto Sans CJK SC Regular" style:font-size-asian="12pt" style:font-style-asian="normal" style:font-name-complex="Times New Roman2" style:font-size-complex="12pt" style:font-style-complex="normal" style:text-emphasize="none"/>
    </style:style>
    <style:style style:name="T3" style:family="text">
      <style:text-properties fo:color="#000000" style:text-outline="false" style:text-line-through-style="none" style:text-line-through-type="none" style:font-name="Times New Roman" fo:font-size="12pt" fo:letter-spacing="normal" fo:font-style="normal" fo:text-shadow="none" style:text-underline-style="none" style:letter-kerning="true" style:font-size-asian="12pt" style:font-style-asian="normal" style:font-name-complex="Times New Roman2" style:font-size-complex="12pt" style:font-style-complex="normal" style:text-emphasize="none"/>
    </style:style>
    <style:style style:name="T4" style:family="text">
      <style:text-properties fo:color="#000000" style:text-outline="false" style:text-line-through-style="none" style:text-line-through-type="none" style:font-name="Times New Roman" fo:font-size="12pt" fo:letter-spacing="normal" fo:font-style="normal" fo:text-shadow="none" style:text-underline-style="none" officeooo:rsid="00164ae1" style:letter-kerning="true" style:font-size-asian="12pt" style:font-style-asian="normal" style:font-name-complex="Times New Roman2" style:font-size-complex="12pt" style:font-style-complex="normal" style:text-emphasize="none"/>
    </style:style>
    <style:style style:name="T5" style:family="text">
      <style:text-properties fo:color="#000000" style:text-outline="false" style:text-line-through-style="none" style:text-line-through-type="none" style:font-name="Times New Roman" fo:font-size="12pt" fo:letter-spacing="normal" fo:font-style="normal" fo:text-shadow="none" style:text-underline-style="none" officeooo:rsid="001ffd9f" style:letter-kerning="true" style:font-size-asian="12pt" style:font-style-asian="normal" style:font-name-complex="Times New Roman2" style:font-size-complex="12pt" style:font-style-complex="normal" style:text-emphasize="none"/>
    </style:style>
    <style:style style:name="T6" style:family="text">
      <style:text-properties fo:color="#000000" style:text-outline="false" style:text-line-through-style="none" style:text-line-through-type="none" style:font-name="Times New Roman" fo:font-size="12pt" fo:letter-spacing="normal" fo:font-style="normal" fo:text-shadow="none" style:text-underline-style="none" officeooo:rsid="0020f5f1" style:letter-kerning="true" style:font-size-asian="12pt" style:font-style-asian="normal" style:font-name-complex="Times New Roman2" style:font-size-complex="12pt" style:font-style-complex="normal" style:text-emphasize="none"/>
    </style:style>
    <style:style style:name="T7" style:family="text">
      <style:text-properties fo:color="#000000" style:text-outline="false" style:text-line-through-style="none" style:text-line-through-type="none" style:font-name="Times New Roman" fo:letter-spacing="normal" fo:font-style="normal" fo:text-shadow="none" style:text-underline-style="none" fo:font-weight="normal" style:letter-kerning="true" style:font-style-asian="normal" style:font-weight-asian="normal" style:text-emphasize="none"/>
    </style:style>
    <style:style style:name="T8"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1ffd9f" style:letter-kerning="true" style:font-style-asian="normal" style:font-weight-asian="normal" style:text-emphasize="none"/>
    </style:style>
    <style:style style:name="T9" style:family="text">
      <style:text-properties fo:color="#000000" style:text-outline="false" style:text-line-through-style="none" style:text-line-through-type="none" style:text-position="28% 100%" fo:letter-spacing="normal" fo:font-style="normal" fo:text-shadow="none" style:text-underline-style="none" fo:font-weight="bold" style:letter-kerning="true" style:font-style-asian="normal" style:font-weight-asian="bold" style:text-emphasize="none"/>
    </style:style>
    <style:style style:name="T10" style:family="text">
      <style:text-properties fo:color="#000000" style:text-outline="false" style:text-line-through-style="none" style:text-line-through-type="none" style:text-position="-23% 100%" fo:letter-spacing="normal" fo:font-style="normal" fo:text-shadow="none" style:text-underline-style="none" fo:font-weight="bold" style:letter-kerning="true" style:font-style-asian="normal" style:font-weight-asian="bold" style:text-emphasize="none"/>
    </style:style>
    <style:style style:name="T11"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12" style:family="text">
      <style:text-properties fo:color="#000000" style:text-outline="false" style:text-line-through-style="none" style:text-line-through-type="none" fo:letter-spacing="normal" fo:font-style="normal" fo:text-shadow="none" style:text-underline-style="none" fo:font-weight="normal" officeooo:rsid="001f00f8" style:letter-kerning="true" style:font-style-asian="normal" style:font-weight-asian="normal" style:text-emphasize="none"/>
    </style:style>
    <style:style style:name="T13" style:family="text">
      <style:text-properties fo:color="#000000" style:text-outline="false" style:text-line-through-style="none" style:text-line-through-type="none" fo:letter-spacing="normal" fo:font-style="normal" fo:text-shadow="none" style:text-underline-style="none" fo:font-weight="normal" officeooo:rsid="001ffd9f" style:letter-kerning="true" style:font-style-asian="normal" style:font-weight-asian="normal" style:text-emphasize="none"/>
    </style:style>
    <style:style style:name="T14" style:family="text">
      <style:text-properties fo:color="#000000" style:text-outline="false" style:text-line-through-style="none" style:text-line-through-type="none" fo:letter-spacing="normal" fo:font-style="normal" fo:text-shadow="none" style:text-underline-style="none" fo:font-weight="normal" officeooo:rsid="00225cc7" style:letter-kerning="true" style:font-style-asian="normal" style:font-weight-asian="normal" style:font-name-complex="Times New Roman2" style:text-emphasize="none"/>
    </style:style>
    <style:style style:name="T15"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font-weight-complex="normal" style:text-emphasize="none"/>
    </style:style>
    <style:style style:name="T16" style:family="text">
      <style:text-properties fo:color="#000000" style:text-outline="false" style:text-line-through-style="none" style:text-line-through-type="none" fo:letter-spacing="normal" fo:font-style="normal" fo:text-shadow="none" style:text-underline-style="none" fo:font-weight="normal" officeooo:rsid="001f00f8" style:letter-kerning="true" style:font-style-asian="normal" style:font-weight-asian="normal" style:font-weight-complex="normal" style:text-emphasize="none"/>
    </style:style>
    <style:style style:name="T17" style:family="text">
      <style:text-properties fo:color="#000000" style:text-outline="false" style:text-line-through-style="none" style:text-line-through-type="none" fo:letter-spacing="normal" fo:font-style="normal" fo:text-shadow="none" style:text-underline-style="none" fo:font-weight="bold" style:letter-kerning="true" style:font-style-asian="normal" style:font-weight-asian="bold" style:text-emphasize="none"/>
    </style:style>
    <style:style style:name="T18" style:family="text">
      <style:text-properties fo:color="#000000" style:text-outline="false" style:text-line-through-style="none" style:text-line-through-type="none" fo:letter-spacing="normal" fo:font-style="normal" fo:text-shadow="none" style:text-underline-style="none" style:letter-kerning="true" style:font-style-asian="normal" style:font-style-complex="normal" style:text-emphasize="none"/>
    </style:style>
    <style:style style:name="T19" style:family="text">
      <style:text-properties fo:color="#000000" style:text-outline="false" style:text-line-through-style="none" style:text-line-through-type="none" fo:letter-spacing="normal" fo:font-style="normal" fo:text-shadow="none" style:text-underline-style="none" officeooo:rsid="001ffd9f" style:letter-kerning="true" style:font-style-asian="normal" style:font-style-complex="normal" style:text-emphasize="none"/>
    </style:style>
    <style:style style:name="T20" style:family="text">
      <style:text-properties fo:color="#000000" style:text-outline="false" style:text-line-through-style="none" style:text-line-through-type="none" fo:letter-spacing="normal" fo:font-style="italic" fo:text-shadow="none" style:text-underline-style="none" fo:font-weight="normal" style:letter-kerning="true" style:font-style-asian="italic" style:font-weight-asian="normal" style:text-emphasize="none"/>
    </style:style>
    <style:style style:name="T21" style:family="text">
      <style:text-properties fo:color="#000000" style:text-outline="false" style:text-line-through-style="none" style:text-line-through-type="none" style:text-position="-25% 100%" fo:letter-spacing="normal" fo:font-style="normal" fo:text-shadow="none" style:text-underline-style="none" fo:font-weight="bold" style:letter-kerning="true" style:font-style-asian="normal" style:font-weight-asian="bold" style:text-emphasize="none"/>
    </style:style>
    <style:style style:name="T22" style:family="text">
      <style:text-properties fo:color="#000000" style:text-outline="false" style:text-line-through-style="none" style:text-line-through-type="none" style:text-position="-25% 100%" fo:letter-spacing="normal" fo:font-style="normal" fo:text-shadow="none" style:text-underline-style="none" fo:font-weight="normal" style:letter-kerning="true" style:font-style-asian="normal" style:font-weight-asian="normal" style:text-emphasize="none"/>
    </style:style>
    <style:style style:name="T23" style:family="text">
      <style:text-properties fo:color="#000000" style:text-outline="false" style:text-line-through-style="none" style:text-line-through-type="none" style:text-position="0% 100%" fo:letter-spacing="normal" fo:language="en" fo:country="US" fo:font-style="normal" fo:text-shadow="none" style:text-underline-style="none" fo:font-weight="normal" officeooo:rsid="001f00f8" style:letter-kerning="true" style:font-style-asian="normal" style:font-weight-asian="normal" style:font-name-complex="Arial1" style:text-emphasize="none"/>
    </style:style>
    <style:style style:name="T24" style:family="text">
      <style:text-properties fo:color="#000000" style:text-outline="false" style:text-line-through-style="none" style:text-line-through-type="none" style:text-position="0% 100%" fo:letter-spacing="normal" fo:language="en" fo:country="US" fo:font-style="normal" fo:text-shadow="none" style:text-underline-style="none" fo:font-weight="normal" officeooo:rsid="001ffd9f" style:letter-kerning="true" style:font-style-asian="normal" style:font-weight-asian="normal" style:font-name-complex="Arial1" style:text-emphasize="none"/>
    </style:style>
    <style:style style:name="T25" style:family="text">
      <style:text-properties fo:color="#000000" style:text-outline="false" style:text-line-through-style="none" style:text-line-through-type="none" style:text-position="0% 100%" fo:letter-spacing="normal" fo:language="en" fo:country="US" fo:font-style="normal" fo:text-shadow="none" style:text-underline-style="none" fo:font-weight="normal" officeooo:rsid="001ffd9f" style:letter-kerning="true" style:font-style-asian="normal" style:font-weight-asian="normal" style:font-name-complex="Times New Roman2" style:text-emphasize="none"/>
    </style:style>
    <style:style style:name="T26" style:family="text">
      <style:text-properties fo:color="#000000" style:text-outline="false" style:text-line-through-style="none" style:text-line-through-type="none" style:text-position="0% 100%" style:font-name="Times New Roman" fo:letter-spacing="normal" fo:language="en" fo:country="US" fo:font-style="normal" fo:text-shadow="none" style:text-underline-style="none" fo:font-weight="normal" officeooo:rsid="001ffd9f" style:letter-kerning="true" style:font-style-asian="normal" style:font-weight-asian="normal" style:font-name-complex="Times New Roman2" style:text-emphasize="none"/>
    </style:style>
    <style:style style:name="T27" style:family="text">
      <style:text-properties fo:color="#000000" style:text-outline="false" style:text-line-through-style="none" style:text-line-through-type="none" style:text-position="0% 100%" style:font-name="Times New Roman" fo:letter-spacing="normal" fo:language="en" fo:country="US" fo:font-style="normal" fo:text-shadow="none" style:text-underline-style="none" fo:font-weight="normal" officeooo:rsid="001ffd9f" style:letter-kerning="true" style:font-style-asian="normal" style:font-weight-asian="normal" style:font-name-complex="Arial1" style:text-emphasize="none"/>
    </style:style>
    <style:style style:name="T28" style:family="text">
      <style:text-properties fo:color="#000000" style:text-outline="false" style:text-line-through-style="none" style:text-line-through-type="none" style:text-position="0% 100%" style:font-name="Times New Roman" fo:letter-spacing="normal" fo:language="en" fo:country="US" fo:font-style="normal" fo:text-shadow="none" style:text-underline-style="none" fo:font-weight="bold" officeooo:rsid="001ffd9f" style:letter-kerning="true" style:font-style-asian="normal" style:font-weight-asian="bold" style:font-name-complex="Arial1" style:text-emphasize="none"/>
    </style:style>
    <style:style style:name="T29" style:family="text">
      <style:text-properties fo:color="#000000" style:text-outline="false" style:text-line-through-style="none" style:text-line-through-type="none" style:font-name="Times New Roman1"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30" style:family="text">
      <style:text-properties fo:color="#000000" style:text-outline="false" style:text-line-through-style="none" style:text-line-through-type="none" style:font-name="Times New Roman1" fo:font-size="12pt" fo:letter-spacing="normal" fo:font-style="normal" fo:text-shadow="none" style:text-underline-style="none" fo:font-weight="normal" officeooo:rsid="001f00f8" style:letter-kerning="true" style:font-size-asian="12pt" style:font-style-asian="normal" style:font-weight-asian="normal" style:font-size-complex="12pt" style:text-emphasize="none"/>
    </style:style>
    <style:style style:name="T31" style:family="text">
      <style:text-properties fo:color="#000000" style:text-outline="false" style:text-line-through-style="none" style:text-line-through-type="none" style:font-name="Times New Roman1" fo:font-size="12pt" fo:letter-spacing="normal" fo:font-style="normal" fo:text-shadow="none" style:text-underline-style="none" fo:font-weight="bold" style:letter-kerning="true" style:font-size-asian="12pt" style:font-style-asian="normal" style:font-weight-asian="bold" style:font-size-complex="12pt" style:text-emphasize="none"/>
    </style:style>
    <style:style style:name="T32" style:family="text">
      <style:text-properties fo:color="#000000" style:text-outline="false" style:text-line-through-style="none" style:text-line-through-type="none" style:text-position="sub 58%" style:font-name="Times New Roman1" fo:font-size="12pt" fo:letter-spacing="normal" fo:font-style="normal" fo:text-shadow="none" style:text-underline-style="none" fo:font-weight="normal" officeooo:rsid="001f00f8" style:letter-kerning="true" style:font-size-asian="12pt" style:font-style-asian="normal" style:font-weight-asian="normal" style:font-size-complex="12pt" style:text-emphasize="none"/>
    </style:style>
    <style:style style:name="T33" style:family="text">
      <style:text-properties fo:color="#000000" style:text-outline="false" style:text-line-through-style="none" style:text-line-through-type="none" style:text-position="sub 58%" fo:letter-spacing="normal" fo:font-style="normal" fo:text-shadow="none" style:text-underline-style="none" fo:font-weight="normal" officeooo:rsid="001ffd9f" style:letter-kerning="true" style:font-style-asian="normal" style:font-weight-asian="normal" style:text-emphasize="none"/>
    </style:style>
    <style:style style:name="T34" style:family="text">
      <style:text-properties fo:color="#0000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35" style:family="text">
      <style:text-properties style:text-position="sub 58%"/>
    </style:style>
    <style:style style:name="T36" style:family="text">
      <style:text-properties style:text-position="sub 58%" officeooo:rsid="001ffd9f"/>
    </style:style>
    <style:style style:name="T37" style:family="text">
      <style:text-properties officeooo:rsid="0035db0b"/>
    </style:style>
    <style:style style:name="T38" style:family="text">
      <style:text-properties style:font-name="Arial" fo:font-size="12pt" fo:language="en" fo:country="US" style:font-size-asian="12pt" style:font-name-complex="Arial1" style:font-size-complex="12pt"/>
    </style:style>
    <style:style style:name="T39" style:family="text">
      <style:text-properties style:font-name="Arial" fo:font-size="12pt" fo:language="en" fo:country="US" officeooo:rsid="001e8e89" style:font-size-asian="12pt" style:font-name-complex="Arial1" style:font-size-complex="12pt"/>
    </style:style>
    <style:style style:name="T40" style:family="text">
      <style:text-properties style:font-name="Arial" fo:font-size="12pt" fo:language="en" fo:country="US" officeooo:rsid="0035db0b" style:font-size-asian="12pt" style:font-name-complex="Arial1" style:font-size-complex="12pt"/>
    </style:style>
    <style:style style:name="T41" style:family="text">
      <style:text-properties style:font-name="Arial" fo:font-size="12pt" fo:language="en" fo:country="US" officeooo:rsid="002f2309" style:font-size-asian="12pt" style:font-name-complex="Arial1" style:font-size-complex="12pt"/>
    </style:style>
    <style:style style:name="T42" style:family="text">
      <style:text-properties style:font-name="Arial" fo:font-size="12pt" fo:language="en" fo:country="US" officeooo:rsid="00393453" style:font-size-asian="12pt" style:font-name-complex="Arial1" style:font-size-complex="12pt"/>
    </style:style>
    <style:style style:name="T43" style:family="text">
      <style:text-properties officeooo:rsid="00393453"/>
    </style:style>
    <style:style style:name="T44" style:family="text">
      <style:text-properties style:text-position="super 58%"/>
    </style:style>
    <style:style style:name="T45" style:family="text">
      <style:text-properties style:font-name="Times New Roman" style:font-name-complex="Times New Roman2"/>
    </style:style>
    <style:style style:name="T46" style:family="text">
      <style:text-properties style:font-name="Times New Roman" officeooo:rsid="0035db0b" style:font-name-complex="Times New Roman2"/>
    </style:style>
    <style:style style:name="T47" style:family="text">
      <style:text-properties style:font-name="Times New Roman" officeooo:rsid="002f2309" style:font-name-complex="Times New Roman2"/>
    </style:style>
    <style:style style:name="T48" style:family="text">
      <style:text-properties style:font-name="Times New Roman" officeooo:rsid="002fc0d5" style:font-name-complex="Times New Roman2"/>
    </style:style>
    <style:style style:name="T49" style:family="text">
      <style:text-properties style:font-name="Times New Roman" officeooo:rsid="00225cc7" style:font-name-complex="Times New Roman2"/>
    </style:style>
    <style:style style:name="T50" style:family="text">
      <style:text-properties style:font-name="Times New Roman" officeooo:rsid="0031ab93" style:font-name-complex="Times New Roman2"/>
    </style:style>
    <style:style style:name="T51" style:family="text">
      <style:text-properties style:font-name-complex="Times New Roman2"/>
    </style:style>
    <style:style style:name="T52" style:family="text">
      <style:text-properties officeooo:rsid="00225cc7" style:font-name-complex="Times New Roman2"/>
    </style:style>
    <style:style style:name="T53" style:family="text">
      <style:text-properties fo:color="#256139" style:text-outline="false" style:text-line-through-style="none" style:text-line-through-type="none" fo:letter-spacing="normal" fo:font-style="normal" fo:text-shadow="none" style:text-underline-style="none" fo:font-weight="bold" style:letter-kerning="true" style:font-style-asian="normal" style:font-weight-asian="bold" style:text-emphasize="none"/>
    </style:style>
    <style:style style:name="T54" style:family="text">
      <style:text-properties fo:color="#256139" style:text-outline="false" style:text-line-through-style="none" style:text-line-through-type="none" style:text-position="0% 100%" fo:letter-spacing="normal" fo:language="en" fo:country="US" fo:font-style="normal" fo:text-shadow="none" style:text-underline-style="none" fo:font-weight="bold" officeooo:rsid="001f00f8" style:letter-kerning="true" style:font-style-asian="normal" style:font-weight-asian="bold" style:font-name-complex="Times New Roman2" style:text-emphasize="none"/>
    </style:style>
    <style:style style:name="T55" style:family="text">
      <style:text-properties fo:color="#256139" style:text-outline="false" style:text-line-through-style="none" style:text-line-through-type="none" style:font-name="Times New Roman1" fo:font-size="12pt" fo:letter-spacing="normal" fo:font-style="normal" fo:text-shadow="none" style:text-underline-style="none" fo:font-weight="bold" style:letter-kerning="true" style:font-size-asian="12pt" style:font-style-asian="normal" style:font-weight-asian="bold" style:font-size-complex="12pt" style:text-emphasize="none"/>
    </style:style>
    <style:style style:name="T56" style:family="text">
      <style:text-properties officeooo:rsid="001ffd9f"/>
    </style:style>
    <style:style style:name="T57" style:family="text">
      <style:text-properties officeooo:rsid="0020f5f1"/>
    </style:style>
    <style:style style:name="fr1" style:family="graphic" style:parent-style-name="OLE">
      <style:graphic-properties style:vertical-pos="from-top" style:vertical-rel="paragraph" style:horizontal-pos="from-left" style:horizontal-rel="paragraph" draw:ole-draw-aspect="1" draw:visible-area-top="0cm" draw:visible-area-width="18.128cm" draw:visible-area-height="1.259cm"/>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vertical-pos="from-top" style:vertical-rel="paragraph" style:horizontal-pos="from-left" style:horizontal-rel="paragraph" draw:ole-draw-aspect="1" draw:visible-area-top="0cm" draw:visible-area-width="4.168cm" draw:visible-area-height="2.259cm"/>
    </style:style>
    <style:style style:name="fr4" style:family="graphic" style:parent-style-name="OLE">
      <style:graphic-properties style:vertical-pos="from-top" style:vertical-rel="paragraph" style:horizontal-pos="from-left" style:horizontal-rel="paragraph" draw:ole-draw-aspect="1" draw:visible-area-top="0cm" draw:visible-area-width="4.027cm" draw:visible-area-height="2.135cm"/>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424591799" text:style-name="WWNum1">
        <text:list-item>
          <text:p text:style-name="P37"><text:span text:style-name="T1">Definición del orden de eficiencia O. Utilice esta definición para demostrar que un algoritmo con orden O(n) tiene también orden O(n·log(n))</text:span></text:p>
        </text:list-item>
      </text:list>
      <text:p text:style-name="P1"/>
      <text:p text:style-name="P4"/>
      <text:p text:style-name="P13"><text:span text:style-name="T11">Se dice que </text:span><text:span text:style-name="T17">un algoritmo A es</text:span><text:span text:style-name="T11"> </text:span><text:span text:style-name="T17">de orden O(f(n))</text:span><text:span text:style-name="T11">, donde </text:span><text:span text:style-name="T17">f(n)</text:span><text:span text:style-name="T11"> es una función matemática </text:span><text:span text:style-name="T17">f(n):N-&gt;R</text:span><text:span text:style-name="T9">+</text:span><text:span text:style-name="T11">, cuando existe una implementación del mismo cuyo tiempo de ejecución </text:span><text:span text:style-name="T17">T</text:span><text:span text:style-name="T10">A</text:span><text:span text:style-name="T17">(n)</text:span><text:span text:style-name="T11"> es menor o igual que </text:span><text:span text:style-name="T17">K*f(n)</text:span><text:span text:style-name="T11">, donde </text:span><text:span text:style-name="T17">K</text:span><text:span text:style-name="T11"> es constante, para “tamaños de casos grandes”. </text:span></text:p>
      <text:p text:style-name="P29">Formalmente:</text:p>
      <text:p text:style-name="P26"><draw:frame draw:style-name="fr1" draw:name="Objeto1" text:anchor-type="paragraph" svg:x="3.722cm" svg:y="0.259cm" svg:width="10.029cm" svg:height="0.697cm" draw:z-index="0"><draw:object-ole xlink:href="./Object 1" xlink:type="simple" xlink:show="embed" xlink:actuate="onLoad"/><draw:image xlink:href="./ObjectReplacements/Object 1" xlink:type="simple" xlink:show="embed" xlink:actuate="onLoad"/></draw:frame></text:p>
      <text:p text:style-name="P26"/>
      <text:p text:style-name="P11">Si un algoritmo A es O(n), entonces T<text:span text:style-name="T35">A</text:span>(n)&lt;=K1*n. Si A es O(n·log(n)), entonces <text:s/>T<text:span text:style-name="T35">A</text:span>(n)&lt;=K2*n*log(n). Tanto f(n)=n como g(n)=n·log(n) son crecientes. Como el enunciado indica que A es O(f(n)), bastará con conocer que g(n) crece más rápidamente que f(n) para demostrar el orden de acuerdo a la definición. Por tanto, calculamos el límite:</text:p>
      <text:p text:style-name="P11"/>
      <text:p text:style-name="P11"><draw:frame draw:style-name="fr2" draw:name="Objeto2" text:anchor-type="as-char" svg:y="-0.66cm" svg:width="7.343cm" svg:height="1.078cm" draw:z-index="1"><draw:object xlink:href="./Object 2" xlink:type="simple" xlink:show="embed" xlink:actuate="onLoad"/><draw:image xlink:href="./ObjectReplacements/Object 2" xlink:type="simple" xlink:show="embed" xlink:actuate="onLoad"/></draw:frame></text:p>
      <text:p text:style-name="P9"/>
      <text:p text:style-name="P10">Como el límite tiende a 0, entonces g(n) crece a mayor velocidad que f(n), y por tanto si A es O(n), también es O(n·log(n)).</text:p>
      <text:p text:style-name="P10"/>
      <text:p text:style-name="P10">(ACLARACION: El ejercicio también podría haberse resuelto haciendo uso de la propiedad transitiva de los órdenes de eficiencia)</text:p>
      <text:list xml:id="list121028652531411" text:continue-numbering="true" text:style-name="WWNum1">
        <text:list-item>
          <text:p text:style-name="P42"><text:span text:style-name="T37">Calcule </text:span>el orden de eficiencia en el caso peor del siguiente código, suponiendo que la llamada a la función V es O(<text:span text:style-name="T37">n</text:span>), <text:span text:style-name="T37">donde n=c-b.</text:span></text:p>
        </text:list-item>
      </text:list>
      <text:p text:style-name="P25"/>
      <text:p text:style-name="P22">void F(<text:span text:style-name="T1">T *a, int b, int c</text:span>) {<text:tab/></text:p>
      <text:p text:style-name="P24"><text:span text:style-name="T38"><text:tab/></text:span><text:span text:style-name="T39">if (</text:span><text:span text:style-name="T40">b&lt;c</text:span><text:span text:style-name="T42">) {</text:span></text:p>
      <text:p text:style-name="P24"><text:span text:style-name="T40"><text:tab/><text:tab/></text:span><text:span text:style-name="T42">if (</text:span><text:span text:style-name="T41">V(a, b, c)</text:span><text:span text:style-name="T39">) </text:span><text:span text:style-name="T41">{</text:span></text:p>
      <text:p text:style-name="P23"><text:tab/><text:tab/><text:tab/>F(a, b, (b+c)/2);</text:p>
      <text:p text:style-name="P23"><text:tab/><text:tab/>} <text:span text:style-name="T37">else {</text:span></text:p>
      <text:p text:style-name="P23"><text:tab/><text:tab/><text:tab/>F(a, <text:span text:style-name="T37">b+</text:span>1, c);</text:p>
      <text:p text:style-name="P23"><text:tab/><text:tab/><text:span text:style-name="T37">}</text:span></text:p>
      <text:p text:style-name="P23"><text:tab/><text:span text:style-name="T43">}</text:span></text:p>
      <text:p text:style-name="P21">}</text:p>
      <text:p text:style-name="P16"/>
      <text:p text:style-name="P16">La condición (b&lt;c) es O(1), mientras que V(a,b,c) es O(n)</text:p>
      <text:p text:style-name="P16"/>
      <text:p text:style-name="P16">Si el tiempo de ejecución de la función para resolver el problema de tamaño n es T(n), entonces la llamada a la función <text:span text:style-name="T1">F(a, b, (b+c)/2) </text:span>es T(n/2), asumiendo n=c-b.</text:p>
      <text:p text:style-name="P16"/>
      <text:p text:style-name="P16">En otro caso, si no se cumple la condición <text:span text:style-name="T43">if (V(a, b, c)) , </text:span>se ejecutará el código de la función <text:span text:style-name="T1">F(a, b+1, c); </text:span>cuyo tiempo de ejecución es T(n-1).</text:p>
      <text:p text:style-name="P16"/>
      <text:p text:style-name="P16">Por tanto, obtenemos 2 ecuaciones en recurrencias: T(n)= T(n/2)+n+1 , y T(n)=T(n-1)+n+1</text:p>
      <text:p text:style-name="P16"/>
      <text:p text:style-name="P16">Para conocer el orden en el caso peor, habrá que resolver ambas ecuaciones y obtener el peor de los órdenes de eficiencia resultantes.</text:p>
      <text:p text:style-name="P16"/>
      <text:p text:style-name="P16">T(n)=T(n/2)+n+1 <text:s/>→ Cambio de variable n= 2<text:span text:style-name="T44">m</text:span></text:p>
      <text:p text:style-name="P51"/>
      <text:p text:style-name="P17">T(2<text:span text:style-name="T44">m</text:span>)= T(2<text:span text:style-name="T44">m-1</text:span>)+2<text:span text:style-name="T44">m</text:span>+1</text:p>
      <text:p text:style-name="P17"/>
      <text:p text:style-name="P17">T(2<text:span text:style-name="T44">m</text:span>)-T(2<text:span text:style-name="T44">m-1</text:span>)=2<text:span text:style-name="T44">m</text:span>+1 → ELNH</text:p>
      <text:p text:style-name="P17"/>
      <text:p text:style-name="P17">Resolviendo la parte homogénea:</text:p>
      <text:p text:style-name="P17"/>
      <text:p text:style-name="P17">T(2<text:span text:style-name="T44">m</text:span>)-T(2<text:span text:style-name="T44">m-1</text:span>)=0</text:p>
      <text:p text:style-name="P17">x<text:span text:style-name="T44">m</text:span>-x<text:span text:style-name="T44">m-1</text:span>= 0</text:p>
      <text:p text:style-name="P17">x-1= 0 → p<text:span text:style-name="T35">h</text:span>(x)= (x-1)</text:p>
      <text:p text:style-name="P17"/>
      <text:p text:style-name="P17">Resolviendo la parte no homogénea:</text:p>
      <text:p text:style-name="P17"/>
      <text:p text:style-name="P17">2<text:span text:style-name="T44">m</text:span>+1= b<text:span text:style-name="T35">1</text:span><text:span text:style-name="T44">m</text:span>q<text:span text:style-name="T35">1</text:span>(m) + b<text:span text:style-name="T35">2</text:span><text:span text:style-name="T44">m</text:span>q<text:span text:style-name="T35">2</text:span>(m), con b<text:span text:style-name="T35">1</text:span>=2, q<text:span text:style-name="T35">1</text:span>(m)=1 con grado d<text:span text:style-name="T35">1</text:span>=0; y b<text:span text:style-name="T35">2</text:span>=1, q<text:span text:style-name="T35">2</text:span>(m)=1 con grado d<text:span text:style-name="T35">2</text:span>=0; </text:p>
      <text:p text:style-name="P17"/>
      <text:p text:style-name="P17">Por tanto, el polinomio característico sería: p(x)= ph(x)(x-b<text:span text:style-name="T35">1</text:span>)<text:span text:style-name="T44">d1+1</text:span>(x-b<text:span text:style-name="T35">2</text:span>)<text:span text:style-name="T44">d2+1</text:span>= (x-1)(x-2)(x-1)</text:p>
      <text:p text:style-name="P17"/>
      <text:p text:style-name="P17">Hay 2 raíces R=2</text:p>
      <text:p text:style-name="P17">R1=1, con multiplicidad M1=2</text:p>
      <text:p text:style-name="P17">R2=2, con multiplicidad M2=1</text:p>
      <text:p text:style-name="P17"/>
      <text:p text:style-name="P17">Resolviendo el tiempo en m, obtenemos: t(m)= k1*1<text:span text:style-name="T44">m</text:span>+k2*1<text:span text:style-name="T44">m</text:span>m+k3*2<text:span text:style-name="T44">m</text:span></text:p>
      <text:p text:style-name="P17">Deshaciendo el cambio: T(n)= k1+k2*log(n)+k3*n </text:p>
      <text:p text:style-name="P17"/>
      <text:p text:style-name="P17"><text:soft-page-break/></text:p>
      <text:p text:style-name="P17">Con respecto a la otra ecuación:</text:p>
      <text:p text:style-name="P17"/>
      <text:p text:style-name="P17">T(n)=T(n-1)+n+1 </text:p>
      <text:p text:style-name="P17">T(n)-T(n-1)=n+1 <text:s/>→ ELNH</text:p>
      <text:p text:style-name="P17"/>
      <text:p text:style-name="P17">Resolviendo la parte homogénea:</text:p>
      <text:p text:style-name="P17"/>
      <text:p text:style-name="P17">T(n)-T(n-1)= 0</text:p>
      <text:p text:style-name="P17">x<text:span text:style-name="T44">n</text:span>-x<text:span text:style-name="T44">n-1</text:span>= 0</text:p>
      <text:p text:style-name="P17">x-1=0 → ph(x)= (x-1)</text:p>
      <text:p text:style-name="P17"/>
      <text:p text:style-name="P17">Resolviendo la parte no homogénea:</text:p>
      <text:p text:style-name="P17"/>
      <text:p text:style-name="P17">n+1= b<text:span text:style-name="T35">1</text:span><text:span text:style-name="T44">m</text:span>q<text:span text:style-name="T35">1</text:span>(m) , con b<text:span text:style-name="T35">1</text:span>=1, q<text:span text:style-name="T35">1</text:span>(m)=n+1 con grado d<text:span text:style-name="T35">1</text:span>=1;</text:p>
      <text:p text:style-name="P17"/>
      <text:p text:style-name="P17">Por tanto, el polinomio característico sería: p(x)= ph(x)(x-b<text:span text:style-name="T35">1</text:span>)<text:span text:style-name="T44">d1+1</text:span>= (x-1)(x-1)<text:span text:style-name="T44">2</text:span>=(x-1)<text:span text:style-name="T44">3</text:span></text:p>
      <text:p text:style-name="P17"/>
      <text:p text:style-name="P17">Hay 1 raíz R=1</text:p>
      <text:p text:style-name="P17">R1=1, con multiplicidad M1=3</text:p>
      <text:p text:style-name="P17"/>
      <text:p text:style-name="P17">Resolviendo el tiempo en n, obtenemos: T(n)= k4*1<text:span text:style-name="T44">n</text:span>+k5*1<text:span text:style-name="T44">n</text:span>n+k6*1<text:span text:style-name="T44">m</text:span>n<text:span text:style-name="T44">2</text:span></text:p>
      <text:p text:style-name="P17"/>
      <text:p text:style-name="P17"/>
      <text:p text:style-name="P17">Comparando el tiempo de ejecución de la primera ecuación con la segunda, y calculando los límites entre ambos tiempos, obtenemos:</text:p>
      <text:p text:style-name="P17"/>
      <text:p text:style-name="P17"><draw:frame draw:style-name="fr2" draw:name="Objeto3" text:anchor-type="as-char" svg:y="-0.66cm" svg:width="5.491cm" svg:height="1.097cm" draw:z-index="2"><draw:object xlink:href="./Object 3" xlink:type="simple" xlink:show="embed" xlink:actuate="onLoad"/><draw:image xlink:href="./ObjectReplacements/Object 3" xlink:type="simple" xlink:show="embed" xlink:actuate="onLoad"/><svg:desc>fórmula</svg:desc></draw:frame></text:p>
      <text:p text:style-name="P17"/>
      <text:p text:style-name="P17">El tiempo de ejecución de la segunda ecuación crece con mayor velocidad que la primera. Aplicando la regla del máximo, podemos indicar que el orden O de la función es O(n<text:span text:style-name="T44">2</text:span>).</text:p>
      <text:p text:style-name="P17"/>
      <text:list xml:id="list121027641543899" text:continue-numbering="true" text:style-name="WWNum1">
        <text:list-item>
          <text:p text:style-name="P44"><text:span text:style-name="T46">Enuncie el problema de la mochila continuo y diseñe un algoritmo que lo resuelva de forma óptima</text:span><text:span text:style-name="T49">. </text:span></text:p>
        </text:list-item>
      </text:list>
      <text:p text:style-name="P45"/>
      <text:p text:style-name="P14"><text:span text:style-name="T14">Se dispone de un conjunto de </text:span><text:span text:style-name="T17">n </text:span><text:span text:style-name="T11">objetos, indexados de </text:span><text:span text:style-name="T17">1…n</text:span><text:span text:style-name="T11">.</text:span><text:span text:style-name="T17"> </text:span></text:p>
      <text:p text:style-name="P18"><text:span text:style-name="T11">Para cada objeto </text:span><text:span text:style-name="T17">i</text:span><text:span text:style-name="T11">, se conoce su beneficio </text:span><text:span text:style-name="T17">b</text:span><text:span text:style-name="T21">i</text:span><text:span text:style-name="T11"> y su peso </text:span><text:span text:style-name="T17">w</text:span><text:span text:style-name="T21">i</text:span><text:span text:style-name="T17"> </text:span><text:span text:style-name="T11">(números reales positivos). </text:span></text:p>
      <text:p text:style-name="P18"><text:span text:style-name="T11">Se dispone de un contenedor (mochila) con una capacidad para almacenar un peso máximo de </text:span><text:span text:style-name="T17">M</text:span><text:span text:style-name="T11">. </text:span></text:p>
      <text:p text:style-name="P18"><text:span text:style-name="T11">Se desea encontrar un conjunto de valores </text:span><text:span text:style-name="T17">X= {x</text:span><text:span text:style-name="T21">1</text:span><text:span text:style-name="T17">, x</text:span><text:span text:style-name="T21">2</text:span><text:span text:style-name="T17">,…, x</text:span><text:span text:style-name="T21">n</text:span><text:span text:style-name="T17">}, </text:span><text:span text:style-name="T11">donde</text:span><text:span text:style-name="T17"> x</text:span><text:span text:style-name="T21">i</text:span><text:span text:style-name="T11"> </text:span><text:span text:style-name="T12">toma valores en el intervalo [0,1] y </text:span><text:span text:style-name="T11">es la cantidad a llevar para el objeto </text:span><text:span text:style-name="T17">i</text:span><text:span text:style-name="T15"> </text:span><text:span text:style-name="T16">(0= nada, 1=máxima cantidad), t</text:span><text:span text:style-name="T11">al</text:span><text:span text:style-name="T17"> </text:span><text:span text:style-name="T11">que se maximice la siguiente expresión:</text:span></text:p>
      <text:p text:style-name="P27"><draw:frame draw:style-name="fr3" draw:name="Objeto4" text:anchor-type="paragraph" svg:x="7.83cm" svg:y="0.3cm" svg:width="2.635cm" svg:height="1.429cm" draw:z-index="3"><draw:object-ole xlink:href="./Object 4" xlink:type="simple" xlink:show="embed" xlink:actuate="onLoad"/><draw:image xlink:href="./ObjectReplacements/Object 4" xlink:type="simple" xlink:show="embed" xlink:actuate="onLoad"/></draw:frame></text:p>
      <text:p text:style-name="P27"/>
      <text:p text:style-name="P28"><draw:frame draw:style-name="fr4" draw:name="Objeto5" text:anchor-type="paragraph" svg:x="8.107cm" svg:y="0.831cm" svg:width="2.544cm" svg:height="1.349cm" draw:z-index="4"><draw:object-ole xlink:href="./Object 5" xlink:type="simple" xlink:show="embed" xlink:actuate="onLoad"/><draw:image xlink:href="./ObjectReplacements/Object 5" xlink:type="simple" xlink:show="embed" xlink:actuate="onLoad"/></draw:frame><text:span text:style-name="T11">Sujeto a la restricción:</text:span><text:span text:style-name="T17"> <text:s/></text:span></text:p>
      <text:p text:style-name="P30"/>
      <text:p text:style-name="P52"/>
      <text:p text:style-name="P52"/>
      <text:p text:style-name="P52"/>
      <text:p text:style-name="P12"><text:span text:style-name="T52">E</text:span><text:span text:style-name="T51">l problema puede ser resuelto de forma óptima con la técnica Greedy, realizando el siguiente diseño:</text:span></text:p>
      <text:p text:style-name="P53"/>
      <text:list xml:id="list4122110525" text:style-name="L1">
        <text:list-item>
          <text:p text:style-name="P31"><text:span text:style-name="T54">Lista de candidatos:</text:span><text:span text:style-name="T23"> Los objetos a llevar.</text:span></text:p>
        </text:list-item>
        <text:list-item>
          <text:p text:style-name="P31"><text:span text:style-name="T53">Lista de candidatos utilizados:</text:span><text:span text:style-name="T11"> Los objetos incluidos ya en la mochila o descartados.</text:span></text:p>
        </text:list-item>
        <text:list-item>
          <text:p text:style-name="P31"><text:span text:style-name="T53">Función solución:</text:span><text:span text:style-name="T11"> No se puede insertar ninguna cantidad de ningún objeto más en la mochila.</text:span></text:p>
        </text:list-item>
        <text:list-item>
          <text:p text:style-name="P32"><text:span text:style-name="T55">Función de selección:</text:span><text:span text:style-name="T29"> Escoger máxima cantidad del objeto </text:span><text:span text:style-name="T31">i</text:span><text:span text:style-name="T29"> </text:span><text:span text:style-name="T30">de mayor beneficio por peso, b</text:span><text:span text:style-name="T32">i</text:span><text:span text:style-name="T30">/w</text:span><text:span text:style-name="T32">i</text:span><text:span text:style-name="T30">.</text:span></text:p>
        </text:list-item>
        <text:list-item>
          <text:p text:style-name="P31"><text:span text:style-name="T53">Criterio de factibilidad:</text:span><text:span text:style-name="T11"> El peso de los objetos incluidos no supera la capacidad de la mochila.</text:span></text:p>
        </text:list-item>
        <text:list-item>
          <text:p text:style-name="P31"><text:span text:style-name="T53">F. objetivo:</text:span><text:span text:style-name="T11"> Maximizar el beneficio de los objetos a incluir en la mochila, sin superar su capacidad.</text:span></text:p>
        </text:list-item>
      </text:list>
      <text:p text:style-name="P55"/>
      <text:p text:style-name="P55"/>
      <text:p text:style-name="P56">La idea general del algoritmo será la siguiente: </text:p>
      <text:p text:style-name="P56"/>
      <text:p text:style-name="P3"><text:span text:style-name="T25">Inicialmente, supondremos que la mochila est</text:span><text:span text:style-name="T24">á vacía y que no estamos llevando ningún objeto. </text:span><text:span text:style-name="T11">En cada paso, iremos seleccionando un objeto a añadir entre los existentes, según el criterio </text:span><text:span text:style-name="T13">de selección indicado</text:span><text:span text:style-name="T11">. Insertaremos la máxima cantidad posible de ese elemento. Repetiremos este procedimiento hasta que no queden objetos por añadir o hasta que la capacidad de la mochila esté completa.</text:span></text:p>
      <text:p text:style-name="P33"/>
      <text:p text:style-name="P34">Con el diseño anterior, la adaptación a la plantilla Greedy del algoritmo obtenemos el siguiente resultado:</text:p>
      <text:p text:style-name="P34"/>
      <text:p text:style-name="P35">ALGORITMO T= MochilaContinuo(M, B[0..n-1], W[0..n-1]) </text:p>
      <text:p text:style-name="P20"/>
      <text:p text:style-name="P19"><text:span text:style-name="T11">C=</text:span><text:span text:style-name="T20"> </text:span><text:span text:style-name="T11">{0..n-1} <text:s/>// Conjunto de objetos posibles</text:span></text:p>
      <text:p text:style-name="P19"><text:soft-page-break/><text:span text:style-name="T11">T=</text:span><text:span text:style-name="T17"> </text:span><text:span text:style-name="T11">{0}</text:span><text:span text:style-name="T22">n</text:span><text:span text:style-name="T17"> // </text:span><text:span text:style-name="T11">Vector de </text:span><text:span text:style-name="T20">n</text:span><text:span text:style-name="T11"> cantidades a llevar a 0.</text:span><text:span text:style-name="T20"> Solución a crear</text:span></text:p>
      <text:p text:style-name="P20"/>
      <text:p text:style-name="P19"><text:span text:style-name="T17">Mientras</text:span><text:span text:style-name="T11"> (suma(T)&lt;M) y queden candidatos en C, </text:span><text:span text:style-name="T17">hacer:</text:span></text:p>
      <text:p text:style-name="P19"><text:span text:style-name="T11"><text:s text:c="3"/>Seleccionar </text:span><text:span text:style-name="T17">i</text:span><text:span text:style-name="T11">= objeto restante en C </text:span><text:span text:style-name="T13">con valor máximo de b</text:span><text:span text:style-name="T33">i</text:span><text:span text:style-name="T13">/w</text:span><text:span text:style-name="T33">i</text:span></text:p>
      <text:p text:style-name="P36"><text:s text:c="3"/>C= C\{i}</text:p>
      <text:p text:style-name="P19"><text:span text:style-name="T11"><text:s text:c="3"/></text:span><text:span text:style-name="T17">Si </text:span><text:span text:style-name="T17"><draw:frame draw:style-name="fr2" draw:name="Objeto6" text:anchor-type="as-char" svg:y="-0.713cm" svg:width="1.868cm" svg:height="1.139cm" draw:z-index="5"><draw:object xlink:href="./Object 6" xlink:type="simple" xlink:show="embed" xlink:actuate="onLoad"/><draw:image xlink:href="./ObjectReplacements/Object 6" xlink:type="simple" xlink:show="embed" xlink:actuate="onLoad"/></draw:frame></text:span><text:span text:style-name="T11">+w</text:span><text:span text:style-name="T22">i</text:span><text:span text:style-name="T11"> &lt;=M </text:span><text:span text:style-name="T17">entonces</text:span><text:span text:style-name="T11"> </text:span></text:p>
      <text:p text:style-name="P19"><text:span text:style-name="T11"><text:s text:c="10"/>T</text:span><text:span text:style-name="T22">i</text:span><text:span text:style-name="T11">= 1,</text:span></text:p>
      <text:p text:style-name="P19"><text:span text:style-name="T11"><text:s text:c="3"/></text:span><text:span text:style-name="T17">en otro caso </text:span></text:p>
      <text:p text:style-name="P19"><text:span text:style-name="T11"><text:s text:c="10"/>T</text:span><text:span text:style-name="T22">i</text:span><text:span text:style-name="T11">= (M-</text:span><text:span text:style-name="T11"><draw:frame draw:style-name="fr2" draw:name="Objeto7" text:anchor-type="as-char" svg:y="-0.713cm" svg:width="1.868cm" svg:height="1.139cm" draw:z-index="6"><draw:object xlink:href="./Object 7" xlink:type="simple" xlink:show="embed" xlink:actuate="onLoad"/><draw:image xlink:href="./ObjectReplacements/Object 7" xlink:type="simple" xlink:show="embed" xlink:actuate="onLoad"/><svg:desc>fórmula</svg:desc></draw:frame></text:span><text:span text:style-name="T11">)/w</text:span><text:span text:style-name="T22">i</text:span></text:p>
      <text:p text:style-name="P19"><text:span text:style-name="T17">Fin-Mientras</text:span><text:span text:style-name="T11"> </text:span><text:span text:style-name="T34"><text:tab/></text:span></text:p>
      <text:p text:style-name="P19"><text:span text:style-name="T17">Devolver</text:span><text:span text:style-name="T11"> T</text:span></text:p>
      <text:p text:style-name="P57"/>
      <text:p text:style-name="P56"/>
      <text:list xml:id="list121029149650472" text:continue-list="list121027641543899" text:style-name="WWNum1">
        <text:list-item>
          <text:p text:style-name="P43"><text:span text:style-name="T50">Explique </text:span><text:span text:style-name="T46">en qué consiste el problema del coloreo de un grafo. ¿Es posible resolver este problema con la técnica de BackTracking? En caso afirmativo, diseñe el algoritmo. En otro caso, justifique porqué no es posible su resolución.</text:span></text:p>
        </text:list-item>
      </text:list>
      <text:p text:style-name="P38"/>
      <text:p text:style-name="P46"/>
      <text:p text:style-name="P6"><text:span text:style-name="T46">E</text:span><text:span text:style-name="T45">l problema del coloreo de un grafo consiste en: </text:span></text:p>
      <text:p text:style-name="P47"/>
      <text:p text:style-name="P15"><text:span text:style-name="T26">Sea </text:span><text:span text:style-name="T28">G=&lt;</text:span><text:span text:style-name="T27">V,A&gt; un grafo no dirigido. Se desea asignar un color a cada nodo del grafo de modo que n</text:span><text:span text:style-name="T7">o haya dos nodos adyacentes con el mismo color </text:span><text:span text:style-name="T8">y s</text:span><text:span text:style-name="T7">e utilicen el mínimo número de colores posible.</text:span></text:p>
      <text:p text:style-name="P54"/>
      <text:p text:style-name="P54"/>
      <text:p text:style-name="P54">Es un problema sobre grafos, por lo que es posible resolverlo con la técnica BackTracking. Las componentes de diseño serían las siguientes:</text:p>
      <text:p text:style-name="P54"/>
      <text:list xml:id="list4199582470" text:style-name="L2">
        <text:list-item>
          <text:p text:style-name="P39"><text:span text:style-name="T18">Representación: Usaremos una lista T(x1, x2, …, xN) como representación del problema, </text:span><text:span text:style-name="T19">suponiendo que hay N nodos en el grafo. Cada xi estará asociada al nodo I, y su valor será el color asignado, que enumeraremos de 1 en adelante.</text:span></text:p>
        </text:list-item>
      </text:list>
      <text:p text:style-name="P2"/>
      <text:list xml:id="list3045339246" text:style-name="L3">
        <text:list-item>
          <text:p text:style-name="P40">Restricciones implícitas: Cada valor xi será un <text:span text:style-name="T56">número entero mayor que 0 y menor o igual que N. Este entero representará un color asignado al nodo I. Tomará valor 0 si el nodo i aún no tiene color asignado.</text:span></text:p>
          <text:p text:style-name="P40"/>
        </text:list-item>
        <text:list-item>
          <text:p text:style-name="P40">Restricciones explícitas: </text:p>
          <text:list>
            <text:list-item>
              <text:p text:style-name="P41">Dos nodos adyacentes no pueden tener el mismo color. Es decir, si a<text:span text:style-name="T35">xi,xj</text:span> pertenece a A, entonces xi != xj salvo xi=xj=0</text:p>
              <text:p text:style-name="P48"/>
            </text:list-item>
          </text:list>
        </text:list-item>
        <text:list-item>
          <text:p text:style-name="P40">Estructura del árbol de estados:</text:p>
          <text:list>
            <text:list-item>
              <text:p text:style-name="P40">Nodo raíz: Solución T={<text:span text:style-name="T56">0, 0, … (N) , 0</text:span>}. <text:span text:style-name="T56">Ningún nodo tiene asignado un color.</text:span></text:p>
            </text:list-item>
            <text:list-item>
              <text:p text:style-name="P40">Nivel máximo del árbol: <text:span text:style-name="T56">N</text:span></text:p>
            </text:list-item>
            <text:list-item>
              <text:p text:style-name="P40">En el nivel k se soluciona la variable xk; es decir, <text:span text:style-name="T56">el color del</text:span> k-ésim<text:span text:style-name="T56">o</text:span> <text:span text:style-name="T56">nodo del grafo</text:span>.</text:p>
            </text:list-item>
            <text:list-item>
              <text:p text:style-name="P40">Hijos de un nodo: Todo nodo podrá tener hasta un máximo de <text:span text:style-name="T56">K+1</text:span> hijos, uno por <text:span text:style-name="T56">cada color posible entre los utilizados, +1 por si hay que utilizar un nuevo color.</text:span></text:p>
            </text:list-item>
          </text:list>
        </text:list-item>
        <text:list-item>
          <text:p text:style-name="P40">Función objetivo: Encontrar un<text:span text:style-name="T56">a asignación de colores a nodos de modo que el número de colores utilizados sea mínimo.</text:span></text:p>
        </text:list-item>
        <text:list-item>
          <text:p text:style-name="P40">Función de poda: Un nodo que representa una solución T(x1, …, xk) <text:s/>se podará si:</text:p>
          <text:list>
            <text:list-item>
              <text:p text:style-name="P40">xk!<text:span text:style-name="T56">=0 y existe un nodo i adyacente a k tal que xk=xi,</text:span> 1&lt;=i&lt;k. <text:span text:style-name="T56">Es decir, el nodo se podará si hay dos vértices del grafo original adyacentes con un mismo color asignado.</text:span></text:p>
            </text:list-item>
          </text:list>
        </text:list-item>
      </text:list>
      <text:p text:style-name="P2"/>
      <text:p text:style-name="P7"/>
      <text:p text:style-name="P7">Adaptando el diseño anterior a la plantilla BackTracking obtenemos los siguientes códigos:</text:p>
      <text:p text:style-name="P7"/>
      <text:p text:style-name="P7"/>
      <text:p text:style-name="P7">Algoritmo S=Resuelve(<text:span text:style-name="T56">G=(V,A)</text:span>)</text:p>
      <text:p text:style-name="P7"/>
      <text:p text:style-name="P7"><text:tab/>T←{<text:span text:style-name="T56">(0,0,...(N), …, 0</text:span>}</text:p>
      <text:p text:style-name="P7"><text:tab/><text:span text:style-name="T56">MS</text:span>←{<text:span text:style-name="T56">(0,0,...(N), …, 0</text:span>} // <text:span text:style-name="T56">Mejor solución encontrada</text:span></text:p>
      <text:p text:style-name="P7"><text:tab/><text:span text:style-name="T56">MS</text:span>← <text:s/>ResuelveRecursivo(<text:span text:style-name="T56">G, 1, T, MS</text:span>);</text:p>
      <text:p text:style-name="P7"><text:tab/>Devolver <text:span text:style-name="T56">M</text:span>S</text:p>
      <text:p text:style-name="P7">Fin-Resuelve</text:p>
      <text:p text:style-name="P7"/>
      <text:p text:style-name="P7"/>
      <text:p text:style-name="P7"><text:soft-page-break/>Algoritmo <text:span text:style-name="T57">S=</text:span>ResuelveRecursivo(<text:span text:style-name="T56">G=(V,A), k, T, MS</text:span>)</text:p>
      <text:p text:style-name="P7"/>
      <text:p text:style-name="P7">Si (<text:span text:style-name="T56">k&gt;|V|)</text:span>, </text:p>
      <text:p text:style-name="P7"/>
      <text:p text:style-name="P7"><text:tab/><text:span text:style-name="T57">Si Coste(T) &lt; Coste(MS)</text:span></text:p>
      <text:p text:style-name="P7"><text:tab/><text:tab/><text:span text:style-name="T57">S←T</text:span></text:p>
      <text:p text:style-name="P7"><text:tab/><text:span text:style-name="T57">En otro caso, S← MS</text:span></text:p>
      <text:p text:style-name="P7"><text:tab/><text:span text:style-name="T57">Delvolver S</text:span></text:p>
      <text:p text:style-name="P7">En otro caso,</text:p>
      <text:p text:style-name="P7"><text:tab/></text:p>
      <text:p text:style-name="P7"><text:tab/><text:span text:style-name="T56">maxColores←1+ Número de colores usados desde T</text:span><text:span text:style-name="T36">1</text:span><text:span text:style-name="T56"> hasta T</text:span><text:span text:style-name="T36">k-1</text:span></text:p>
      <text:p text:style-name="P7"/>
      <text:p text:style-name="P7"><text:tab/><text:span text:style-name="T56">Desde c=1...maxColores</text:span>, hacer:</text:p>
      <text:p text:style-name="P7"><text:tab/><text:tab/><text:span text:style-name="T56">Si es factible T(k)=c, hacer</text:span></text:p>
      <text:p text:style-name="P7"><text:tab/><text:tab/><text:tab/><text:span text:style-name="T56">T(k)= c</text:span></text:p>
      <text:p text:style-name="P5"><text:span text:style-name="T3"><text:tab/><text:tab/><text:tab/></text:span><text:span text:style-name="T6">M</text:span><text:span text:style-name="T3">S←</text:span><text:span text:style-name="T4">ResuelveRecursivo(</text:span><text:span text:style-name="T5">G</text:span><text:span text:style-name="T4">, </text:span><text:span text:style-name="T5">k+1, T, MS</text:span><text:span text:style-name="T2">)</text:span></text:p>
      <text:p text:style-name="P8"><text:tab/><text:tab/>Fin-Si</text:p>
      <text:p text:style-name="P8"><text:tab/>Fin-Para</text:p>
      <text:p text:style-name="P8"><text:tab/><text:span text:style-name="T57">T(k)= 0 // Para “descolorear” el nodo y volver hacia atrás.</text:span></text:p>
      <text:p text:style-name="P8"><text:tab/><text:span text:style-name="T57">Devolver MS</text:span></text:p>
      <text:p text:style-name="P8"/>
      <text:p text:style-name="P8">Fin-Resuelve</text:p>
      <text:p text:style-name="P8"/>
      <text:p text:style-name="P50">En el algoritmo anterior, Coste(S) devuelve el coste de una solución S; es decir, el número de colores usados para colorear el grafo. El término “es factible T(k)” implementa la función de poda, y devolverá true si no se poda el nodo tras hacer T(k)=c, y false en caso contra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Times New Roman1" svg:font-family="'Times New Roman'" style:font-family-generic="roman"/>
    <style:font-face style:name="Arial" svg:font-family="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itstream Vera Sans" svg:font-family="'Bitstream Vera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Predeterminado"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o_20_con_20_punta_20_de_20_flecha" style:display-name="Objeto con punta de flecha"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con_20_sombra" style:display-name="Objeto con sombra"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 style:display-name="Objeto sin relleno"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uerpo_20_de_20_texto_20_justificado" style:display-name="Cuerpo de texto justificado" style:family="paragraph" style:parent-style-name="Predeterminado"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angría_20_de_20_la_20_primera_20_línea" style:display-name="Sangría de la primera línea" style:family="paragraph" style:parent-style-name="Predeterminado" style:default-outline-level="">
      <style:paragraph-properties fo:margin-left="0cm" fo:margin-right="0cm" fo:margin-top="0cm" fo:margin-bottom="0cm" loext:contextual-spacing="false" style:line-height-at-least="0.353cm" fo:text-indent="0.6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ular1" style:family="paragraph" style:parent-style-name="Predeterminado"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ular2" style:family="paragraph" style:parent-style-name="Predeterminad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ítulo1" style:family="paragraph" style:parent-style-name="Predeterminado" style:default-outline-level="">
      <style:paragraph-properties fo:margin-top="0.42cm" fo:margin-bottom="0.21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ítulo2" style:family="paragraph" style:parent-style-name="Predeterminado" style:default-outline-level="">
      <style:paragraph-properties fo:margin-top="0.42cm" fo:margin-bottom="0.21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ínea_20_de_20_dimensiones" style:display-name="Línea de dimensiones"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ítulo_20_principal_7e_LT_7e_Gliederung_20_1" style:display-name="Título principal~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pt" fo:letter-spacing="normal" fo:font-style="normal" fo:text-shadow="none" style:text-underline-style="none" fo:font-weight="normal" style:letter-kerning="true" style:font-name-asian="Bitstream Vera Sans" style:font-family-asian="'Bitstream Vera Sans'" style:font-family-generic-asian="system" style:font-pitch-asian="variable" style:font-size-asian="31pt" style:font-style-asian="normal" style:font-weight-asian="normal" style:font-name-complex="Liberation Sans1" style:font-family-complex="'Liberation Sans'" style:font-family-generic-complex="system" style:font-pitch-complex="variable" style:font-size-complex="12pt" style:text-emphasize="none"/>
    </style:style>
    <style:style style:name="Título_20_principal_7e_LT_7e_Gliederung_20_2" style:display-name="Título principal~LT~Gliederung 2" style:family="paragraph" style:parent-style-name="Título_20_principal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ítulo_20_principal_7e_LT_7e_Gliederung_20_3" style:display-name="Título principal~LT~Gliederung 3" style:family="paragraph" style:parent-style-name="Título_20_principal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9pt" fo:letter-spacing="normal" fo:font-style="normal" fo:text-shadow="none" style:text-underline-style="none" fo:font-weight="normal" style:letter-kerning="true" style:font-size-asian="19pt" style:font-style-asian="normal" style:font-weight-asian="normal" style:text-emphasize="none"/>
    </style:style>
    <style:style style:name="Título_20_principal_7e_LT_7e_Gliederung_20_4" style:display-name="Título principal~LT~Gliederung 4" style:family="paragraph" style:parent-style-name="Título_20_principal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9pt" fo:letter-spacing="normal" fo:font-style="normal" fo:text-shadow="none" style:text-underline-style="none" fo:font-weight="normal" style:letter-kerning="true" style:font-size-asian="19pt" style:font-style-asian="normal" style:font-weight-asian="normal" style:text-emphasize="none"/>
    </style:style>
    <style:style style:name="Título_20_principal_7e_LT_7e_Gliederung_20_5" style:display-name="Título principal~LT~Gliederung 5" style:family="paragraph" style:parent-style-name="Título_20_principal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principal_7e_LT_7e_Gliederung_20_6" style:display-name="Título principal~LT~Gliederung 6" style:family="paragraph" style:parent-style-name="Título_20_principal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principal_7e_LT_7e_Gliederung_20_7" style:display-name="Título principal~LT~Gliederung 7" style:family="paragraph" style:parent-style-name="Título_20_principal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principal_7e_LT_7e_Gliederung_20_8" style:display-name="Título principal~LT~Gliederung 8" style:family="paragraph" style:parent-style-name="Título_20_principal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principal_7e_LT_7e_Gliederung_20_9" style:display-name="Título principal~LT~Gliederung 9" style:family="paragraph" style:parent-style-name="Título_20_principal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principal_7e_LT_7e_Titel" style:display-name="Título principal~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7pt" fo:letter-spacing="normal" fo:font-style="normal" fo:text-shadow="none" style:text-underline-style="none" fo:font-weight="normal" style:letter-kerning="true" style:font-name-asian="Bitstream Vera Sans" style:font-family-asian="'Bitstream Vera Sans'" style:font-family-generic-asian="system" style:font-pitch-asian="variable" style:font-size-asian="17pt" style:font-style-asian="normal" style:font-weight-asian="normal" style:font-name-complex="Liberation Sans1" style:font-family-complex="'Liberation Sans'" style:font-family-generic-complex="system" style:font-pitch-complex="variable" style:font-size-complex="12pt" style:text-emphasize="none"/>
    </style:style>
    <style:style style:name="Título_20_principal_7e_LT_7e_Untertitel" style:display-name="Título principal~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Bitstream Vera Sans" style:font-family-asian="'Bitstream Vera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ítulo_20_principal_7e_LT_7e_Notizen" style:display-name="Título principal~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Bitstream Vera Sans" style:font-family-asian="'Bitstream Vera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ítulo_20_principal_7e_LT_7e_Hintergrundobjekte" style:display-name="Título principal~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Bitstream Vera Sans" style:font-family-asian="'Bitstream Vera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ítulo_20_principal_7e_LT_7e_Hintergrund" style:display-name="Título principal~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Bitstream Vera Sans" style:font-family-asian="'Bitstream Vera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Bitstream Vera Sans" style:font-family-asian="'Bitstream Vera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bjetos_20_de_20_fondo" style:display-name="Objetos de 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Bitstream Vera Sans" style:font-family-asian="'Bitstream Vera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Bitstream Vera Sans" style:font-family-asian="'Bitstream Vera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Bitstream Vera Sans" style:font-family-asian="'Bitstream Vera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pt" fo:letter-spacing="normal" fo:font-style="normal" fo:text-shadow="none" style:text-underline-style="none" fo:font-weight="normal" style:letter-kerning="true" style:font-name-asian="Bitstream Vera Sans" style:font-family-asian="'Bitstream Vera Sans'" style:font-family-generic-asian="system" style:font-pitch-asian="variable" style:font-size-asian="31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Esquema_20_3" style:display-name="Esquema 3" style:family="paragraph" style:parent-style-name="Esquema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9pt" fo:letter-spacing="normal" fo:font-style="normal" fo:text-shadow="none" style:text-underline-style="none" fo:font-weight="normal" style:letter-kerning="true" style:font-size-asian="19pt" style:font-style-asian="normal" style:font-weight-asian="normal" style:text-emphasize="none"/>
    </style:style>
    <style:style style:name="Esquema_20_4" style:display-name="Esquema 4" style:family="paragraph" style:parent-style-name="Esquema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9pt" fo:letter-spacing="normal" fo:font-style="normal" fo:text-shadow="none" style:text-underline-style="none" fo:font-weight="normal" style:letter-kerning="true" style:font-size-asian="19pt" style:font-style-asian="normal" style:font-weight-asian="normal" style:text-emphasize="none"/>
    </style:style>
    <style:style style:name="Esquema_20_5" style:display-name="Esquema 5" style:family="paragraph" style:parent-style-name="Esquema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20_with_20_no_20_fill_20_and_20_no_20_line" style:display-name="Object with no fill and no line"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ágina_20_en_20_blanco_7e_LT_7e_Gliederung_20_1" style:display-name="Página en blanco~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pt" fo:letter-spacing="normal" fo:font-style="normal" fo:text-shadow="none" style:text-underline-style="none" fo:font-weight="normal" style:letter-kerning="true" style:font-name-asian="Bitstream Vera Sans" style:font-family-asian="'Bitstream Vera Sans'" style:font-family-generic-asian="system" style:font-pitch-asian="variable" style:font-size-asian="31pt" style:font-style-asian="normal" style:font-weight-asian="normal" style:font-name-complex="Liberation Sans1" style:font-family-complex="'Liberation Sans'" style:font-family-generic-complex="system" style:font-pitch-complex="variable" style:font-size-complex="12pt" style:text-emphasize="none"/>
    </style:style>
    <style:style style:name="Página_20_en_20_blanco_7e_LT_7e_Gliederung_20_2" style:display-name="Página en blanco~LT~Gliederung 2" style:family="paragraph" style:parent-style-name="Página_20_en_20_blanco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Página_20_en_20_blanco_7e_LT_7e_Gliederung_20_3" style:display-name="Página en blanco~LT~Gliederung 3" style:family="paragraph" style:parent-style-name="Página_20_en_20_blanco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9pt" fo:letter-spacing="normal" fo:font-style="normal" fo:text-shadow="none" style:text-underline-style="none" fo:font-weight="normal" style:letter-kerning="true" style:font-size-asian="19pt" style:font-style-asian="normal" style:font-weight-asian="normal" style:text-emphasize="none"/>
    </style:style>
    <style:style style:name="Página_20_en_20_blanco_7e_LT_7e_Gliederung_20_4" style:display-name="Página en blanco~LT~Gliederung 4" style:family="paragraph" style:parent-style-name="Página_20_en_20_blanco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9pt" fo:letter-spacing="normal" fo:font-style="normal" fo:text-shadow="none" style:text-underline-style="none" fo:font-weight="normal" style:letter-kerning="true" style:font-size-asian="19pt" style:font-style-asian="normal" style:font-weight-asian="normal" style:text-emphasize="none"/>
    </style:style>
    <style:style style:name="Página_20_en_20_blanco_7e_LT_7e_Gliederung_20_5" style:display-name="Página en blanco~LT~Gliederung 5" style:family="paragraph" style:parent-style-name="Página_20_en_20_blanco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ágina_20_en_20_blanco_7e_LT_7e_Gliederung_20_6" style:display-name="Página en blanco~LT~Gliederung 6" style:family="paragraph" style:parent-style-name="Página_20_en_20_blanco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ágina_20_en_20_blanco_7e_LT_7e_Gliederung_20_7" style:display-name="Página en blanco~LT~Gliederung 7" style:family="paragraph" style:parent-style-name="Página_20_en_20_blanco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ágina_20_en_20_blanco_7e_LT_7e_Gliederung_20_8" style:display-name="Página en blanco~LT~Gliederung 8" style:family="paragraph" style:parent-style-name="Página_20_en_20_blanco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ágina_20_en_20_blanco_7e_LT_7e_Gliederung_20_9" style:display-name="Página en blanco~LT~Gliederung 9" style:family="paragraph" style:parent-style-name="Página_20_en_20_blanco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ágina_20_en_20_blanco_7e_LT_7e_Titel" style:display-name="Página en blanco~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7pt" fo:letter-spacing="normal" fo:font-style="normal" fo:text-shadow="none" style:text-underline-style="none" fo:font-weight="normal" style:letter-kerning="true" style:font-name-asian="Bitstream Vera Sans" style:font-family-asian="'Bitstream Vera Sans'" style:font-family-generic-asian="system" style:font-pitch-asian="variable" style:font-size-asian="17pt" style:font-style-asian="normal" style:font-weight-asian="normal" style:font-name-complex="Liberation Sans1" style:font-family-complex="'Liberation Sans'" style:font-family-generic-complex="system" style:font-pitch-complex="variable" style:font-size-complex="12pt" style:text-emphasize="none"/>
    </style:style>
    <style:style style:name="Página_20_en_20_blanco_7e_LT_7e_Untertitel" style:display-name="Página en blanco~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Bitstream Vera Sans" style:font-family-asian="'Bitstream Vera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ágina_20_en_20_blanco_7e_LT_7e_Notizen" style:display-name="Página en blanco~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Bitstream Vera Sans" style:font-family-asian="'Bitstream Vera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ágina_20_en_20_blanco_7e_LT_7e_Hintergrundobjekte" style:display-name="Página en blanco~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Bitstream Vera Sans" style:font-family-asian="'Bitstream Vera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ágina_20_en_20_blanco_7e_LT_7e_Hintergrund" style:display-name="Página en blanco~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Bitstream Vera Sans" style:font-family-asian="'Bitstream Vera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dice_20_temas_7e_LT_7e_Gliederung_20_1" style:display-name="Indice temas~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pt" fo:letter-spacing="normal" fo:font-style="normal" fo:text-shadow="none" style:text-underline-style="none" fo:font-weight="normal" style:letter-kerning="true" style:font-name-asian="Bitstream Vera Sans" style:font-family-asian="'Bitstream Vera Sans'" style:font-family-generic-asian="system" style:font-pitch-asian="variable" style:font-size-asian="31pt" style:font-style-asian="normal" style:font-weight-asian="normal" style:font-name-complex="Liberation Sans1" style:font-family-complex="'Liberation Sans'" style:font-family-generic-complex="system" style:font-pitch-complex="variable" style:font-size-complex="12pt" style:text-emphasize="none"/>
    </style:style>
    <style:style style:name="Indice_20_temas_7e_LT_7e_Gliederung_20_2" style:display-name="Indice temas~LT~Gliederung 2" style:family="paragraph" style:parent-style-name="Indice_20_temas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Indice_20_temas_7e_LT_7e_Gliederung_20_3" style:display-name="Indice temas~LT~Gliederung 3" style:family="paragraph" style:parent-style-name="Indice_20_temas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9pt" fo:letter-spacing="normal" fo:font-style="normal" fo:text-shadow="none" style:text-underline-style="none" fo:font-weight="normal" style:letter-kerning="true" style:font-size-asian="19pt" style:font-style-asian="normal" style:font-weight-asian="normal" style:text-emphasize="none"/>
    </style:style>
    <style:style style:name="Indice_20_temas_7e_LT_7e_Gliederung_20_4" style:display-name="Indice temas~LT~Gliederung 4" style:family="paragraph" style:parent-style-name="Indice_20_temas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9pt" fo:letter-spacing="normal" fo:font-style="normal" fo:text-shadow="none" style:text-underline-style="none" fo:font-weight="normal" style:letter-kerning="true" style:font-size-asian="19pt" style:font-style-asian="normal" style:font-weight-asian="normal" style:text-emphasize="none"/>
    </style:style>
    <style:style style:name="Indice_20_temas_7e_LT_7e_Gliederung_20_5" style:display-name="Indice temas~LT~Gliederung 5" style:family="paragraph" style:parent-style-name="Indice_20_temas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dice_20_temas_7e_LT_7e_Gliederung_20_6" style:display-name="Indice temas~LT~Gliederung 6" style:family="paragraph" style:parent-style-name="Indice_20_temas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dice_20_temas_7e_LT_7e_Gliederung_20_7" style:display-name="Indice temas~LT~Gliederung 7" style:family="paragraph" style:parent-style-name="Indice_20_temas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dice_20_temas_7e_LT_7e_Gliederung_20_8" style:display-name="Indice temas~LT~Gliederung 8" style:family="paragraph" style:parent-style-name="Indice_20_temas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dice_20_temas_7e_LT_7e_Gliederung_20_9" style:display-name="Indice temas~LT~Gliederung 9" style:family="paragraph" style:parent-style-name="Indice_20_temas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dice_20_temas_7e_LT_7e_Titel" style:display-name="Indice temas~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7pt" fo:letter-spacing="normal" fo:font-style="normal" fo:text-shadow="none" style:text-underline-style="none" fo:font-weight="normal" style:letter-kerning="true" style:font-name-asian="Bitstream Vera Sans" style:font-family-asian="'Bitstream Vera Sans'" style:font-family-generic-asian="system" style:font-pitch-asian="variable" style:font-size-asian="17pt" style:font-style-asian="normal" style:font-weight-asian="normal" style:font-name-complex="Liberation Sans1" style:font-family-complex="'Liberation Sans'" style:font-family-generic-complex="system" style:font-pitch-complex="variable" style:font-size-complex="12pt" style:text-emphasize="none"/>
    </style:style>
    <style:style style:name="Indice_20_temas_7e_LT_7e_Untertitel" style:display-name="Indice temas~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Bitstream Vera Sans" style:font-family-asian="'Bitstream Vera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Indice_20_temas_7e_LT_7e_Notizen" style:display-name="Indice temas~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Bitstream Vera Sans" style:font-family-asian="'Bitstream Vera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Indice_20_temas_7e_LT_7e_Hintergrundobjekte" style:display-name="Indice tema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Bitstream Vera Sans" style:font-family-asian="'Bitstream Vera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dice_20_temas_7e_LT_7e_Hintergrund" style:display-name="Indice tema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Bitstream Vera Sans" style:font-family-asian="'Bitstream Vera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 style:display-name="ListLabel 1" style:family="text">
      <style:text-properties style:font-name="Times New Roman" fo:font-family="'Times New Roman'" style:font-family-generic="roman" style:font-pitch="variable" fo:font-size="12pt" style:font-name-complex="Times New Roman2"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9T11:43:07.379655555</meta:creation-date>
    <dc:date>2019-06-29T12:10:27.231339766</dc:date>
    <meta:editing-duration>PT5M29S</meta:editing-duration>
    <meta:editing-cycles>4</meta:editing-cycles>
    <meta:generator>LibreOffice/6.0.7.3$Linux_X86_64 LibreOffice_project/00m0$Build-3</meta:generator>
    <meta:document-statistic meta:table-count="0" meta:image-count="0" meta:object-count="7" meta:page-count="7" meta:paragraph-count="125" meta:word-count="1370" meta:character-count="8152" meta:non-whitespace-character-count="6829"/>
  </office:meta>
</office:document-meta>
</file>

<file path=Object 2/content.xml><?xml version="1.0" encoding="utf-8"?>
<math xmlns="http://www.w3.org/1998/Math/MathML" display="block">
  <semantics>
    <mrow>
      <mrow>
        <mrow>
          <munder>
            <mi>lim</mi>
            <mrow>
              <mi>n</mi>
              <mo stretchy="false">→</mo>
              <mi mathvariant="normal">∞</mi>
            </mrow>
          </munder>
          <mfrac>
            <mrow>
              <mi>f</mi>
              <mrow>
                <mo fence="true" stretchy="false">(</mo>
                <mrow>
                  <mi>n</mi>
                </mrow>
                <mo fence="true" stretchy="false">)</mo>
              </mrow>
            </mrow>
            <mrow>
              <mi>g</mi>
              <mrow>
                <mo fence="true" stretchy="false">(</mo>
                <mrow>
                  <mi>n</mi>
                </mrow>
                <mo fence="true" stretchy="false">)</mo>
              </mrow>
            </mrow>
          </mfrac>
        </mrow>
        <mo stretchy="false">=</mo>
        <mrow>
          <munder>
            <mi>lim</mi>
            <mrow>
              <mi>n</mi>
              <mo stretchy="false">→</mo>
              <mi mathvariant="normal">∞</mi>
            </mrow>
          </munder>
          <mfrac>
            <mi>n</mi>
            <mrow>
              <mrow>
                <mi>n</mi>
                <mo stretchy="false">∗</mo>
                <mi>log</mi>
              </mrow>
              <mrow>
                <mo fence="true" stretchy="false">(</mo>
                <mrow>
                  <mi>n</mi>
                </mrow>
                <mo fence="true" stretchy="false">)</mo>
              </mrow>
            </mrow>
          </mfrac>
        </mrow>
        <mo stretchy="false">=</mo>
        <mrow>
          <munder>
            <mi>lim</mi>
            <mrow>
              <mi>n</mi>
              <mo stretchy="false">→</mo>
              <mi mathvariant="normal">∞</mi>
            </mrow>
          </munder>
          <mfrac>
            <mn>1</mn>
            <mrow>
              <mi>log</mi>
              <mrow>
                <mo fence="true" stretchy="false">(</mo>
                <mrow>
                  <mi>n</mi>
                </mrow>
                <mo fence="true" stretchy="false">)</mo>
              </mrow>
            </mrow>
          </mfrac>
        </mrow>
      </mrow>
      <mo stretchy="false">→</mo>
      <mn>0</mn>
    </mrow>
    <annotation encoding="StarMath 5.0">lim from{ n rightarrow infinity } { {f(n)} over {g(n)} }= lim from{ n rightarrow infinity } { {n} over {n*log(n)} }= lim from{ n rightarrow infinity } { {1} over {log(n)} } rightarrow 0</annotation>
  </semantics>
</math>
</file>

<file path=Object 3/content.xml><?xml version="1.0" encoding="utf-8"?>
<math xmlns="http://www.w3.org/1998/Math/MathML" display="block">
  <semantics>
    <mrow>
      <mrow>
        <munder>
          <mi>lim</mi>
          <mrow>
            <mi>n</mi>
            <mo stretchy="false">→</mo>
            <mi mathvariant="normal">∞</mi>
          </mrow>
        </munder>
        <mfrac>
          <mrow>
            <mi>k</mi>
            <mrow>
              <mn>1</mn>
              <mo stretchy="false">+</mo>
              <mi>k</mi>
            </mrow>
            <mrow>
              <mn>2</mn>
              <mo stretchy="false">∗</mo>
              <mi>log</mi>
            </mrow>
            <mrow>
              <mrow>
                <mo fence="true" stretchy="false">(</mo>
                <mrow>
                  <mi>n</mi>
                </mrow>
                <mo fence="true" stretchy="false">)</mo>
              </mrow>
              <mo stretchy="false">+</mo>
              <mi>k</mi>
            </mrow>
            <mrow>
              <mn>3</mn>
              <mo stretchy="false">∗</mo>
              <mi>n</mi>
            </mrow>
          </mrow>
          <mrow>
            <mi>k</mi>
            <mrow>
              <mn>4</mn>
              <mo stretchy="false">+</mo>
              <mi>k</mi>
            </mrow>
            <mrow>
              <mrow>
                <mn>5</mn>
                <mo stretchy="false">∗</mo>
                <mi>n</mi>
              </mrow>
              <mo stretchy="false">+</mo>
              <mi>k</mi>
            </mrow>
            <mrow>
              <mn>6</mn>
              <mo stretchy="false">∗</mo>
              <msup>
                <mi>n</mi>
                <mn>2</mn>
              </msup>
            </mrow>
          </mrow>
        </mfrac>
      </mrow>
      <mo stretchy="false">→</mo>
      <mn>0</mn>
    </mrow>
    <annotation encoding="StarMath 5.0">lim from{ n rightarrow infinity } { {k1+k2*log(n)+k3*n} over {k4+k5*n+k6*n^2} } rightarrow 0</annotation>
  </semantics>
</math>
</file>

<file path=Object 6/content.xml><?xml version="1.0" encoding="utf-8"?>
<math xmlns="http://www.w3.org/1998/Math/MathML" display="block">
  <semantics>
    <mrow>
      <mrow>
        <munderover>
          <mo stretchy="false">∑</mo>
          <mrow>
            <mi>j</mi>
            <mo stretchy="false">=</mo>
            <mn>1</mn>
          </mrow>
          <mi>n</mi>
        </munderover>
        <msub>
          <mi>T</mi>
          <mi>j</mi>
        </msub>
      </mrow>
      <mo stretchy="false">∗</mo>
      <msub>
        <mi>w</mi>
        <mi>j</mi>
      </msub>
    </mrow>
    <annotation encoding="StarMath 5.0"> sum from{j=1} to{n} T_j*w_j </annotation>
  </semantics>
</math>
</file>

<file path=Object 7/content.xml><?xml version="1.0" encoding="utf-8"?>
<math xmlns="http://www.w3.org/1998/Math/MathML" display="block">
  <semantics>
    <mrow>
      <mrow>
        <munderover>
          <mo stretchy="false">∑</mo>
          <mrow>
            <mi>j</mi>
            <mo stretchy="false">=</mo>
            <mn>1</mn>
          </mrow>
          <mi>n</mi>
        </munderover>
        <msub>
          <mi>T</mi>
          <mi>j</mi>
        </msub>
      </mrow>
      <mo stretchy="false">∗</mo>
      <msub>
        <mi>w</mi>
        <mi>j</mi>
      </msub>
    </mrow>
    <annotation encoding="StarMath 5.0"> sum from{j=1} to{n} T_j*w_j </annotation>
  </semantics>
</math>
</file>